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84cm"/>
    </style:style>
    <style:style style:name="co3" style:family="table-column">
      <style:table-column-properties fo:break-before="auto" style:column-width="3.427cm"/>
    </style:style>
    <style:style style:name="co4" style:family="table-column">
      <style:table-column-properties fo:break-before="auto" style:column-width="3.316cm"/>
    </style:style>
    <style:style style:name="co5" style:family="table-column">
      <style:table-column-properties fo:break-before="auto" style:column-width="0.801cm"/>
    </style:style>
    <style:style style:name="co6" style:family="table-column">
      <style:table-column-properties fo:break-before="auto" style:column-width="1.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36.52cm" svg:height="20.958cm" svg:x="19.138cm" svg:y="1.089cm">
            <draw:object draw:notify-on-update-of-ranges="Лист1.A2:Лист1.A110 Лист1.B2:Лист1.B110 Лист1.A2:Лист1.A110 Лист1.C2:Лист1.C110 Лист1.A2:Лист1.A110 Лист1.D2:Лист1.D1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eads</text:p>
          </table:table-cell>
          <table:table-cell table:style-name="ce1" office:value-type="string" calcext:value-type="string">
            <text:p>Writes</text:p>
          </table:table-cell>
          <table:table-cell table:style-name="ce1" office:value-type="string" calcext:value-type="string">
            <text:p>F = C * N/4096 * log2(N/4096)</text:p>
          </table:table-cell>
          <table:table-cell table:style-name="ce1" office:value-type="string" calcext:value-type="string">
            <text:p>Reads / F</text:p>
          </table:table-cell>
          <table:table-cell table:style-name="ce1" office:value-type="string" calcext:value-type="string">
            <text:p>Writes / F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I$2]*([.A2]/4096)*LN([.A2]/4096)/LN(2)" office:value-type="float" office:value="8.89703621612535" calcext:value-type="float">
            <text:p>8,8970362161</text:p>
          </table:table-cell>
          <table:table-cell table:formula="of:=[.B2]/[.D2]" office:value-type="float" office:value="1.46116073759914" calcext:value-type="float">
            <text:p>1,4611607376</text:p>
          </table:table-cell>
          <table:table-cell table:formula="of:=[.C2]/[.D2]" office:value-type="float" office:value="1.12396979815319" calcext:value-type="float">
            <text:p>1,1239697982</text:p>
          </table:table-cell>
          <table:table-cell/>
          <table:table-cell table:style-name="ce4" office:value-type="string" calcext:value-type="string">
            <text:p>C =</text:p>
          </table:table-cell>
          <table:table-cell table:style-name="ce5" office:value-type="float" office:value="2.83" calcext:value-type="float">
            <text:p>2,83</text:p>
          </table:table-cell>
          <table:table-cell table:number-columns-repeated="3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formula="of:=[.I$2]*([.A3]/4096)*LN([.A3]/4096)/LN(2)" office:value-type="float" office:value="31.6124318072507" calcext:value-type="float">
            <text:p>31,6124318073</text:p>
          </table:table-cell>
          <table:table-cell table:formula="of:=[.B3]/[.D3]" office:value-type="float" office:value="1.01225999300251" calcext:value-type="float">
            <text:p>1,012259993</text:p>
          </table:table-cell>
          <table:table-cell table:formula="of:=[.C3]/[.D3]" office:value-type="float" office:value="0.790828119533213" calcext:value-type="float">
            <text:p>0,7908281195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table:formula="of:=[.I$2]*([.A4]/4096)*LN([.A4]/4096)/LN(2)" office:value-type="float" office:value="59.5434807946715" calcext:value-type="float">
            <text:p>59,5434807947</text:p>
          </table:table-cell>
          <table:table-cell table:formula="of:=[.B4]/[.D4]" office:value-type="float" office:value="1.07484478814224" calcext:value-type="float">
            <text:p>1,0748447881</text:p>
          </table:table-cell>
          <table:table-cell table:formula="of:=[.C4]/[.D4]" office:value-type="float" office:value="0.856516940550845" calcext:value-type="float">
            <text:p>0,8565169406</text:p>
          </table:table-cell>
          <table:table-cell table:number-columns-repeated="6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table:formula="of:=[.I$2]*([.A5]/4096)*LN([.A5]/4096)/LN(2)" office:value-type="float" office:value="90.8615823645014" calcext:value-type="float">
            <text:p>90,8615823645</text:p>
          </table:table-cell>
          <table:table-cell table:formula="of:=[.B5]/[.D5]" office:value-type="float" office:value="0.990517638565383" calcext:value-type="float">
            <text:p>0,9905176386</text:p>
          </table:table-cell>
          <table:table-cell table:formula="of:=[.C5]/[.D5]" office:value-type="float" office:value="0.803419862391922" calcext:value-type="float">
            <text:p>0,8034198624</text:p>
          </table:table-cell>
          <table:table-cell table:number-columns-repeated="6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29" calcext:value-type="float">
            <text:p>129</text:p>
          </table:table-cell>
          <table:table-cell office:value-type="float" office:value="106" calcext:value-type="float">
            <text:p>106</text:p>
          </table:table-cell>
          <table:table-cell table:formula="of:=[.I$2]*([.A6]/4096)*LN([.A6]/4096)/LN(2)" office:value-type="float" office:value="124.698273225783" calcext:value-type="float">
            <text:p>124,6982732258</text:p>
          </table:table-cell>
          <table:table-cell table:formula="of:=[.B6]/[.D6]" office:value-type="float" office:value="1.03449708374412" calcext:value-type="float">
            <text:p>1,0344970837</text:p>
          </table:table-cell>
          <table:table-cell table:formula="of:=[.C6]/[.D6]" office:value-type="float" office:value="0.850051867262607" calcext:value-type="float">
            <text:p>0,8500518673</text:p>
          </table:table-cell>
          <table:table-cell table:number-columns-repeated="6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54" calcext:value-type="float">
            <text:p>154</text:p>
          </table:table-cell>
          <table:table-cell office:value-type="float" office:value="127" calcext:value-type="float">
            <text:p>127</text:p>
          </table:table-cell>
          <table:table-cell table:formula="of:=[.I$2]*([.A7]/4096)*LN([.A7]/4096)/LN(2)" office:value-type="float" office:value="160.542039714343" calcext:value-type="float">
            <text:p>160,5420397143</text:p>
          </table:table-cell>
          <table:table-cell table:formula="of:=[.B7]/[.D7]" office:value-type="float" office:value="0.959250301503685" calcext:value-type="float">
            <text:p>0,9592503015</text:p>
          </table:table-cell>
          <table:table-cell table:formula="of:=[.C7]/[.D7]" office:value-type="float" office:value="0.791070053837454" calcext:value-type="float">
            <text:p>0,7910700538</text:p>
          </table:table-cell>
          <table:table-cell table:number-columns-repeated="6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05" calcext:value-type="float">
            <text:p>205</text:p>
          </table:table-cell>
          <table:table-cell office:value-type="float" office:value="172" calcext:value-type="float">
            <text:p>172</text:p>
          </table:table-cell>
          <table:table-cell table:formula="of:=[.I$2]*([.A8]/4096)*LN([.A8]/4096)/LN(2)" office:value-type="float" office:value="198.054890734462" calcext:value-type="float">
            <text:p>198,0548907345</text:p>
          </table:table-cell>
          <table:table-cell table:formula="of:=[.B8]/[.D8]" office:value-type="float" office:value="1.03506658805437" calcext:value-type="float">
            <text:p>1,0350665881</text:p>
          </table:table-cell>
          <table:table-cell table:formula="of:=[.C8]/[.D8]" office:value-type="float" office:value="0.868446112904151" calcext:value-type="float">
            <text:p>0,8684461129</text:p>
          </table:table-cell>
          <table:table-cell table:number-columns-repeated="6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table:formula="of:=[.I$2]*([.A9]/4096)*LN([.A9]/4096)/LN(2)" office:value-type="float" office:value="236.996602229003" calcext:value-type="float">
            <text:p>236,996602229</text:p>
          </table:table-cell>
          <table:table-cell table:formula="of:=[.B9]/[.D9]" office:value-type="float" office:value="0.991575397241039" calcext:value-type="float">
            <text:p>0,9915753972</text:p>
          </table:table-cell>
          <table:table-cell table:formula="of:=[.C9]/[.D9]" office:value-type="float" office:value="0.835455015547769" calcext:value-type="float">
            <text:p>0,8354550155</text:p>
          </table:table-cell>
          <table:table-cell table:number-columns-repeated="6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66" calcext:value-type="float">
            <text:p>266</text:p>
          </table:table-cell>
          <table:table-cell office:value-type="float" office:value="225" calcext:value-type="float">
            <text:p>225</text:p>
          </table:table-cell>
          <table:table-cell table:formula="of:=[.I$2]*([.A10]/4096)*LN([.A10]/4096)/LN(2)" office:value-type="float" office:value="277.187558822901" calcext:value-type="float">
            <text:p>277,1875588229</text:p>
          </table:table-cell>
          <table:table-cell table:formula="of:=[.B10]/[.D10]" office:value-type="float" office:value="0.959639029722655" calcext:value-type="float">
            <text:p>0,9596390297</text:p>
          </table:table-cell>
          <table:table-cell table:formula="of:=[.C10]/[.D10]" office:value-type="float" office:value="0.811724743186457" calcext:value-type="float">
            <text:p>0,8117247432</text:p>
          </table:table-cell>
          <table:table-cell table:number-columns-repeated="6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18" calcext:value-type="float">
            <text:p>318</text:p>
          </table:table-cell>
          <table:table-cell office:value-type="float" office:value="271" calcext:value-type="float">
            <text:p>271</text:p>
          </table:table-cell>
          <table:table-cell table:formula="of:=[.I$2]*([.A11]/4096)*LN([.A11]/4096)/LN(2)" office:value-type="float" office:value="318.488343326567" calcext:value-type="float">
            <text:p>318,4883433266</text:p>
          </table:table-cell>
          <table:table-cell table:formula="of:=[.B11]/[.D11]" office:value-type="float" office:value="0.998466683830666" calcext:value-type="float">
            <text:p>0,9984666838</text:p>
          </table:table-cell>
          <table:table-cell table:formula="of:=[.C11]/[.D11]" office:value-type="float" office:value="0.85089456389343" calcext:value-type="float">
            <text:p>0,8508945639</text:p>
          </table:table-cell>
          <table:table-cell table:number-columns-repeated="6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746" calcext:value-type="float">
            <text:p>746</text:p>
          </table:table-cell>
          <table:table-cell office:value-type="float" office:value="651" calcext:value-type="float">
            <text:p>651</text:p>
          </table:table-cell>
          <table:table-cell table:formula="of:=[.I$2]*([.A12]/4096)*LN([.A12]/4096)/LN(2)" office:value-type="float" office:value="775.160280403134" calcext:value-type="float">
            <text:p>775,1602804031</text:p>
          </table:table-cell>
          <table:table-cell table:formula="of:=[.B12]/[.D12]" office:value-type="float" office:value="0.962381611725554" calcext:value-type="float">
            <text:p>0,9623816117</text:p>
          </table:table-cell>
          <table:table-cell table:formula="of:=[.C12]/[.D12]" office:value-type="float" office:value="0.839826312645222" calcext:value-type="float">
            <text:p>0,8398263126</text:p>
          </table:table-cell>
          <table:table-cell table:number-columns-repeated="6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262" calcext:value-type="float">
            <text:p>1262</text:p>
          </table:table-cell>
          <table:table-cell office:value-type="float" office:value="1117" calcext:value-type="float">
            <text:p>1117</text:p>
          </table:table-cell>
          <table:table-cell table:formula="of:=[.I$2]*([.A13]/4096)*LN([.A13]/4096)/LN(2)" office:value-type="float" office:value="1283.98875144266" calcext:value-type="float">
            <text:p>1283,9887514427</text:p>
          </table:table-cell>
          <table:table-cell table:formula="of:=[.B13]/[.D13]" office:value-type="float" office:value="0.98287465414479" calcext:value-type="float">
            <text:p>0,9828746541</text:p>
          </table:table-cell>
          <table:table-cell table:formula="of:=[.C13]/[.D13]" office:value-type="float" office:value="0.869945315911038" calcext:value-type="float">
            <text:p>0,8699453159</text:p>
          </table:table-cell>
          <table:table-cell table:number-columns-repeated="6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784" calcext:value-type="float">
            <text:p>1784</text:p>
          </table:table-cell>
          <table:table-cell office:value-type="float" office:value="1591" calcext:value-type="float">
            <text:p>1591</text:p>
          </table:table-cell>
          <table:table-cell table:formula="of:=[.I$2]*([.A14]/4096)*LN([.A14]/4096)/LN(2)" office:value-type="float" office:value="1826.68774830627" calcext:value-type="float">
            <text:p>1826,6877483063</text:p>
          </table:table-cell>
          <table:table-cell table:formula="of:=[.B14]/[.D14]" office:value-type="float" office:value="0.97663106442475" calcext:value-type="float">
            <text:p>0,9766310644</text:p>
          </table:table-cell>
          <table:table-cell table:formula="of:=[.C14]/[.D14]" office:value-type="float" office:value="0.870975349495391" calcext:value-type="float">
            <text:p>0,8709753495</text:p>
          </table:table-cell>
          <table:table-cell table:number-columns-repeated="6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2339" calcext:value-type="float">
            <text:p>2339</text:p>
          </table:table-cell>
          <table:table-cell office:value-type="float" office:value="2096" calcext:value-type="float">
            <text:p>2096</text:p>
          </table:table-cell>
          <table:table-cell table:formula="of:=[.I$2]*([.A15]/4096)*LN([.A15]/4096)/LN(2)" office:value-type="float" office:value="2394.5726380844" calcext:value-type="float">
            <text:p>2394,5726380844</text:p>
          </table:table-cell>
          <table:table-cell table:formula="of:=[.B15]/[.D15]" office:value-type="float" office:value="0.976792252111902" calcext:value-type="float">
            <text:p>0,9767922521</text:p>
          </table:table-cell>
          <table:table-cell table:formula="of:=[.C15]/[.D15]" office:value-type="float" office:value="0.875312766321738" calcext:value-type="float">
            <text:p>0,8753127663</text:p>
          </table:table-cell>
          <table:table-cell table:number-columns-repeated="6"/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2928" calcext:value-type="float">
            <text:p>2928</text:p>
          </table:table-cell>
          <table:table-cell office:value-type="float" office:value="2637" calcext:value-type="float">
            <text:p>2637</text:p>
          </table:table-cell>
          <table:table-cell table:formula="of:=[.I$2]*([.A16]/4096)*LN([.A16]/4096)/LN(2)" office:value-type="float" office:value="2982.52828413531" calcext:value-type="float">
            <text:p>2982,5282841353</text:p>
          </table:table-cell>
          <table:table-cell table:formula="of:=[.B16]/[.D16]" office:value-type="float" office:value="0.981717429328212" calcext:value-type="float">
            <text:p>0,9817174293</text:p>
          </table:table-cell>
          <table:table-cell table:formula="of:=[.C16]/[.D16]" office:value-type="float" office:value="0.884149201208503" calcext:value-type="float">
            <text:p>0,8841492012</text:p>
          </table:table-cell>
          <table:table-cell table:number-columns-repeated="6"/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3528" calcext:value-type="float">
            <text:p>3528</text:p>
          </table:table-cell>
          <table:table-cell office:value-type="float" office:value="3189" calcext:value-type="float">
            <text:p>3189</text:p>
          </table:table-cell>
          <table:table-cell table:formula="of:=[.I$2]*([.A17]/4096)*LN([.A17]/4096)/LN(2)" office:value-type="float" office:value="3587.17477550182" calcext:value-type="float">
            <text:p>3587,1747755018</text:p>
          </table:table-cell>
          <table:table-cell table:formula="of:=[.B17]/[.D17]" office:value-type="float" office:value="0.983503793596581" calcext:value-type="float">
            <text:p>0,9835037936</text:p>
          </table:table-cell>
          <table:table-cell table:formula="of:=[.C17]/[.D17]" office:value-type="float" office:value="0.889000452885345" calcext:value-type="float">
            <text:p>0,8890004529</text:p>
          </table:table-cell>
          <table:table-cell table:number-columns-repeated="6"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4146" calcext:value-type="float">
            <text:p>4146</text:p>
          </table:table-cell>
          <table:table-cell office:value-type="float" office:value="3757" calcext:value-type="float">
            <text:p>3757</text:p>
          </table:table-cell>
          <table:table-cell table:formula="of:=[.I$2]*([.A18]/4096)*LN([.A18]/4096)/LN(2)" office:value-type="float" office:value="4206.10987161254" calcext:value-type="float">
            <text:p>4206,1098716125</text:p>
          </table:table-cell>
          <table:table-cell table:formula="of:=[.B18]/[.D18]" office:value-type="float" office:value="0.985708915494999" calcext:value-type="float">
            <text:p>0,9857089155</text:p>
          </table:table-cell>
          <table:table-cell table:formula="of:=[.C18]/[.D18]" office:value-type="float" office:value="0.893224407987147" calcext:value-type="float">
            <text:p>0,893224408</text:p>
          </table:table-cell>
          <table:table-cell table:number-columns-repeated="6"/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4753" calcext:value-type="float">
            <text:p>4753</text:p>
          </table:table-cell>
          <table:table-cell office:value-type="float" office:value="4316" calcext:value-type="float">
            <text:p>4316</text:p>
          </table:table-cell>
          <table:table-cell table:formula="of:=[.I$2]*([.A19]/4096)*LN([.A19]/4096)/LN(2)" office:value-type="float" office:value="4837.53741871683" calcext:value-type="float">
            <text:p>4837,5374187168</text:p>
          </table:table-cell>
          <table:table-cell table:formula="of:=[.B19]/[.D19]" office:value-type="float" office:value="0.982524699780151" calcext:value-type="float">
            <text:p>0,9825246998</text:p>
          </table:table-cell>
          <table:table-cell table:formula="of:=[.C19]/[.D19]" office:value-type="float" office:value="0.892189481222624" calcext:value-type="float">
            <text:p>0,8921894812</text:p>
          </table:table-cell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5389" calcext:value-type="float">
            <text:p>5389</text:p>
          </table:table-cell>
          <table:table-cell office:value-type="float" office:value="4902" calcext:value-type="float">
            <text:p>4902</text:p>
          </table:table-cell>
          <table:table-cell table:formula="of:=[.I$2]*([.A20]/4096)*LN([.A20]/4096)/LN(2)" office:value-type="float" office:value="5480.0632449188" calcext:value-type="float">
            <text:p>5480,0632449188</text:p>
          </table:table-cell>
          <table:table-cell table:formula="of:=[.B20]/[.D20]" office:value-type="float" office:value="0.983382811320063" calcext:value-type="float">
            <text:p>0,9833828113</text:p>
          </table:table-cell>
          <table:table-cell table:formula="of:=[.C20]/[.D20]" office:value-type="float" office:value="0.894515223806077" calcext:value-type="float">
            <text:p>0,8945152238</text:p>
          </table:table-cell>
          <table:table-cell table:number-columns-repeated="6"/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6023" calcext:value-type="float">
            <text:p>6023</text:p>
          </table:table-cell>
          <table:table-cell office:value-type="float" office:value="5488" calcext:value-type="float">
            <text:p>5488</text:p>
          </table:table-cell>
          <table:table-cell table:formula="of:=[.I$2]*([.A21]/4096)*LN([.A21]/4096)/LN(2)" office:value-type="float" office:value="6132.57359026848" calcext:value-type="float">
            <text:p>6132,5735902685</text:p>
          </table:table-cell>
          <table:table-cell table:formula="of:=[.B21]/[.D21]" office:value-type="float" office:value="0.98213252745269" calcext:value-type="float">
            <text:p>0,9821325275</text:p>
          </table:table-cell>
          <table:table-cell table:formula="of:=[.C21]/[.D21]" office:value-type="float" office:value="0.894893460179373" calcext:value-type="float">
            <text:p>0,8948934602</text:p>
          </table:table-cell>
          <table:table-cell table:number-columns-repeated="6"/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6683" calcext:value-type="float">
            <text:p>6683</text:p>
          </table:table-cell>
          <table:table-cell office:value-type="float" office:value="6100" calcext:value-type="float">
            <text:p>6100</text:p>
          </table:table-cell>
          <table:table-cell table:formula="of:=[.I$2]*([.A22]/4096)*LN([.A22]/4096)/LN(2)" office:value-type="float" office:value="6794.15813077062" calcext:value-type="float">
            <text:p>6794,1581307706</text:p>
          </table:table-cell>
          <table:table-cell table:formula="of:=[.B22]/[.D22]" office:value-type="float" office:value="0.983639160491837" calcext:value-type="float">
            <text:p>0,9836391605</text:p>
          </table:table-cell>
          <table:table-cell table:formula="of:=[.C22]/[.D22]" office:value-type="float" office:value="0.897830147987462" calcext:value-type="float">
            <text:p>0,897830148</text:p>
          </table:table-cell>
          <table:table-cell table:number-columns-repeated="6"/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7386" calcext:value-type="float">
            <text:p>7386</text:p>
          </table:table-cell>
          <table:table-cell office:value-type="float" office:value="6753" calcext:value-type="float">
            <text:p>6753</text:p>
          </table:table-cell>
          <table:table-cell table:formula="of:=[.I$2]*([.A23]/4096)*LN([.A23]/4096)/LN(2)" office:value-type="float" office:value="7464.05884484719" calcext:value-type="float">
            <text:p>7464,0588448472</text:p>
          </table:table-cell>
          <table:table-cell table:formula="of:=[.B23]/[.D23]" office:value-type="float" office:value="0.989542037855036" calcext:value-type="float">
            <text:p>0,9895420379</text:p>
          </table:table-cell>
          <table:table-cell table:formula="of:=[.C23]/[.D23]" office:value-type="float" office:value="0.904735632498654" calcext:value-type="float">
            <text:p>0,9047356325</text:p>
          </table:table-cell>
          <table:table-cell table:number-columns-repeated="6"/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8045" calcext:value-type="float">
            <text:p>8045</text:p>
          </table:table-cell>
          <table:table-cell office:value-type="float" office:value="7364" calcext:value-type="float">
            <text:p>7364</text:p>
          </table:table-cell>
          <table:table-cell table:formula="of:=[.I$2]*([.A24]/4096)*LN([.A24]/4096)/LN(2)" office:value-type="float" office:value="8141.63470725363" calcext:value-type="float">
            <text:p>8141,6347072536</text:p>
          </table:table-cell>
          <table:table-cell table:formula="of:=[.B24]/[.D24]" office:value-type="float" office:value="0.98813079796278" calcext:value-type="float">
            <text:p>0,988130798</text:p>
          </table:table-cell>
          <table:table-cell table:formula="of:=[.C24]/[.D24]" office:value-type="float" office:value="0.904486662050704" calcext:value-type="float">
            <text:p>0,9044866621</text:p>
          </table:table-cell>
          <table:table-cell table:number-columns-repeated="6"/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8754" calcext:value-type="float">
            <text:p>8754</text:p>
          </table:table-cell>
          <table:table-cell office:value-type="float" office:value="8023" calcext:value-type="float">
            <text:p>8023</text:p>
          </table:table-cell>
          <table:table-cell table:formula="of:=[.I$2]*([.A25]/4096)*LN([.A25]/4096)/LN(2)" office:value-type="float" office:value="8826.33652156798" calcext:value-type="float">
            <text:p>8826,336521568</text:p>
          </table:table-cell>
          <table:table-cell table:formula="of:=[.B25]/[.D25]" office:value-type="float" office:value="0.991804468208162" calcext:value-type="float">
            <text:p>0,9918044682</text:p>
          </table:table-cell>
          <table:table-cell table:formula="of:=[.C25]/[.D25]" office:value-type="float" office:value="0.90898414992393" calcext:value-type="float">
            <text:p>0,9089841499</text:p>
          </table:table-cell>
          <table:table-cell table:number-columns-repeated="6"/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9424" calcext:value-type="float">
            <text:p>9424</text:p>
          </table:table-cell>
          <table:table-cell office:value-type="float" office:value="8645" calcext:value-type="float">
            <text:p>8645</text:p>
          </table:table-cell>
          <table:table-cell table:formula="of:=[.I$2]*([.A26]/4096)*LN([.A26]/4096)/LN(2)" office:value-type="float" office:value="9517.68849322507" calcext:value-type="float">
            <text:p>9517,6884932251</text:p>
          </table:table-cell>
          <table:table-cell table:formula="of:=[.B26]/[.D26]" office:value-type="float" office:value="0.990156381637016" calcext:value-type="float">
            <text:p>0,9901563816</text:p>
          </table:table-cell>
          <table:table-cell table:formula="of:=[.C26]/[.D26]" office:value-type="float" office:value="0.908308777509763" calcext:value-type="float">
            <text:p>0,9083087775</text:p>
          </table:table-cell>
          <table:table-cell table:number-columns-repeated="6"/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10130" calcext:value-type="float">
            <text:p>10130</text:p>
          </table:table-cell>
          <table:table-cell office:value-type="float" office:value="9300" calcext:value-type="float">
            <text:p>9300</text:p>
          </table:table-cell>
          <table:table-cell table:formula="of:=[.I$2]*([.A27]/4096)*LN([.A27]/4096)/LN(2)" office:value-type="float" office:value="10215.2744267019" calcext:value-type="float">
            <text:p>10215,2744267019</text:p>
          </table:table-cell>
          <table:table-cell table:formula="of:=[.B27]/[.D27]" office:value-type="float" office:value="0.991652262764574" calcext:value-type="float">
            <text:p>0,9916522628</text:p>
          </table:table-cell>
          <table:table-cell table:formula="of:=[.C27]/[.D27]" office:value-type="float" office:value="0.910401386348523" calcext:value-type="float">
            <text:p>0,9104013863</text:p>
          </table:table-cell>
          <table:table-cell table:number-columns-repeated="6"/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10814" calcext:value-type="float">
            <text:p>10814</text:p>
          </table:table-cell>
          <table:table-cell office:value-type="float" office:value="9936" calcext:value-type="float">
            <text:p>9936</text:p>
          </table:table-cell>
          <table:table-cell table:formula="of:=[.I$2]*([.A28]/4096)*LN([.A28]/4096)/LN(2)" office:value-type="float" office:value="10918.7271811837" calcext:value-type="float">
            <text:p>10918,7271811837</text:p>
          </table:table-cell>
          <table:table-cell table:formula="of:=[.B28]/[.D28]" office:value-type="float" office:value="0.99040848081962" calcext:value-type="float">
            <text:p>0,9904084808</text:p>
          </table:table-cell>
          <table:table-cell table:formula="of:=[.C28]/[.D28]" office:value-type="float" office:value="0.909996177679281" calcext:value-type="float">
            <text:p>0,9099961777</text:p>
          </table:table-cell>
          <table:table-cell table:number-columns-repeated="6"/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11486" calcext:value-type="float">
            <text:p>11486</text:p>
          </table:table-cell>
          <table:table-cell office:value-type="float" office:value="10561" calcext:value-type="float">
            <text:p>10561</text:p>
          </table:table-cell>
          <table:table-cell table:formula="of:=[.I$2]*([.A29]/4096)*LN([.A29]/4096)/LN(2)" office:value-type="float" office:value="11627.7204762776" calcext:value-type="float">
            <text:p>11627,7204762776</text:p>
          </table:table-cell>
          <table:table-cell table:formula="of:=[.B29]/[.D29]" office:value-type="float" office:value="0.987811843553799" calcext:value-type="float">
            <text:p>0,9878118436</text:p>
          </table:table-cell>
          <table:table-cell table:formula="of:=[.C29]/[.D29]" office:value-type="float" office:value="0.908260567627692" calcext:value-type="float">
            <text:p>0,9082605676</text:p>
          </table:table-cell>
          <table:table-cell table:number-columns-repeated="6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194" calcext:value-type="float">
            <text:p>12194</text:p>
          </table:table-cell>
          <table:table-cell office:value-type="float" office:value="11219" calcext:value-type="float">
            <text:p>11219</text:p>
          </table:table-cell>
          <table:table-cell table:formula="of:=[.I$2]*([.A30]/4096)*LN([.A30]/4096)/LN(2)" office:value-type="float" office:value="12341.9624273376" calcext:value-type="float">
            <text:p>12341,9624273376</text:p>
          </table:table-cell>
          <table:table-cell table:formula="of:=[.B30]/[.D30]" office:value-type="float" office:value="0.988011434307249" calcext:value-type="float">
            <text:p>0,9880114343</text:p>
          </table:table-cell>
          <table:table-cell table:formula="of:=[.C30]/[.D30]" office:value-type="float" office:value="0.909012652246435" calcext:value-type="float">
            <text:p>0,9090126522</text:p>
          </table:table-cell>
          <table:table-cell table:number-columns-repeated="6"/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12893" calcext:value-type="float">
            <text:p>12893</text:p>
          </table:table-cell>
          <table:table-cell office:value-type="float" office:value="11870" calcext:value-type="float">
            <text:p>11870</text:p>
          </table:table-cell>
          <table:table-cell table:formula="of:=[.I$2]*([.A31]/4096)*LN([.A31]/4096)/LN(2)" office:value-type="float" office:value="13061.1903767461" calcext:value-type="float">
            <text:p>13061,1903767461</text:p>
          </table:table-cell>
          <table:table-cell table:formula="of:=[.B31]/[.D31]" office:value-type="float" office:value="0.987122890648193" calcext:value-type="float">
            <text:p>0,9871228906</text:p>
          </table:table-cell>
          <table:table-cell table:formula="of:=[.C31]/[.D31]" office:value-type="float" office:value="0.908799248584042" calcext:value-type="float">
            <text:p>0,9087992486</text:p>
          </table:table-cell>
          <table:table-cell table:number-columns-repeated="6"/>
        </table:table-row>
        <table:table-row table:style-name="ro1">
          <table:table-cell office:value-type="float" office:value="2200000" calcext:value-type="float">
            <text:p>2200000</text:p>
          </table:table-cell>
          <table:table-cell office:value-type="float" office:value="13650" calcext:value-type="float">
            <text:p>13650</text:p>
          </table:table-cell>
          <table:table-cell office:value-type="float" office:value="12577" calcext:value-type="float">
            <text:p>12577</text:p>
          </table:table-cell>
          <table:table-cell table:formula="of:=[.I$2]*([.A32]/4096)*LN([.A32]/4096)/LN(2)" office:value-type="float" office:value="13785.166711787" calcext:value-type="float">
            <text:p>13785,166711787</text:p>
          </table:table-cell>
          <table:table-cell table:formula="of:=[.B32]/[.D32]" office:value-type="float" office:value="0.990194771335526" calcext:value-type="float">
            <text:p>0,9901947713</text:p>
          </table:table-cell>
          <table:table-cell table:formula="of:=[.C32]/[.D32]" office:value-type="float" office:value="0.91235748271699" calcext:value-type="float">
            <text:p>0,9123574827</text:p>
          </table:table-cell>
          <table:table-cell table:number-columns-repeated="6"/>
        </table:table-row>
        <table:table-row table:style-name="ro1">
          <table:table-cell office:value-type="float" office:value="2300000" calcext:value-type="float">
            <text:p>2300000</text:p>
          </table:table-cell>
          <table:table-cell office:value-type="float" office:value="14372" calcext:value-type="float">
            <text:p>14372</text:p>
          </table:table-cell>
          <table:table-cell office:value-type="float" office:value="13251" calcext:value-type="float">
            <text:p>13251</text:p>
          </table:table-cell>
          <table:table-cell table:formula="of:=[.I$2]*([.A33]/4096)*LN([.A33]/4096)/LN(2)" office:value-type="float" office:value="14513.6754443565" calcext:value-type="float">
            <text:p>14513,6754443565</text:p>
          </table:table-cell>
          <table:table-cell table:formula="of:=[.B33]/[.D33]" office:value-type="float" office:value="0.990238486116099" calcext:value-type="float">
            <text:p>0,9902384861</text:p>
          </table:table-cell>
          <table:table-cell table:formula="of:=[.C33]/[.D33]" office:value-type="float" office:value="0.9130009866076" calcext:value-type="float">
            <text:p>0,9130009866</text:p>
          </table:table-cell>
          <table:table-cell table:number-columns-repeated="6"/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15115" calcext:value-type="float">
            <text:p>15115</text:p>
          </table:table-cell>
          <table:table-cell office:value-type="float" office:value="13946" calcext:value-type="float">
            <text:p>13946</text:p>
          </table:table-cell>
          <table:table-cell table:formula="of:=[.I$2]*([.A34]/4096)*LN([.A34]/4096)/LN(2)" office:value-type="float" office:value="15246.5193865412" calcext:value-type="float">
            <text:p>15246,5193865412</text:p>
          </table:table-cell>
          <table:table-cell table:formula="of:=[.B34]/[.D34]" office:value-type="float" office:value="0.991373809116241" calcext:value-type="float">
            <text:p>0,9913738091</text:p>
          </table:table-cell>
          <table:table-cell table:formula="of:=[.C34]/[.D34]" office:value-type="float" office:value="0.914700571745623" calcext:value-type="float">
            <text:p>0,9147005717</text:p>
          </table:table-cell>
          <table:table-cell table:number-columns-repeated="6"/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15883" calcext:value-type="float">
            <text:p>15883</text:p>
          </table:table-cell>
          <table:table-cell office:value-type="float" office:value="14664" calcext:value-type="float">
            <text:p>14664</text:p>
          </table:table-cell>
          <table:table-cell table:formula="of:=[.I$2]*([.A35]/4096)*LN([.A35]/4096)/LN(2)" office:value-type="float" office:value="15983.5177976798" calcext:value-type="float">
            <text:p>15983,5177976798</text:p>
          </table:table-cell>
          <table:table-cell table:formula="of:=[.B35]/[.D35]" office:value-type="float" office:value="0.993711159273434" calcext:value-type="float">
            <text:p>0,9937111593</text:p>
          </table:table-cell>
          <table:table-cell table:formula="of:=[.C35]/[.D35]" office:value-type="float" office:value="0.91744509472931" calcext:value-type="float">
            <text:p>0,9174450947</text:p>
          </table:table-cell>
          <table:table-cell table:number-columns-repeated="6"/>
        </table:table-row>
        <table:table-row table:style-name="ro1">
          <table:table-cell office:value-type="float" office:value="2600000" calcext:value-type="float">
            <text:p>2600000</text:p>
          </table:table-cell>
          <table:table-cell office:value-type="float" office:value="16611" calcext:value-type="float">
            <text:p>16611</text:p>
          </table:table-cell>
          <table:table-cell office:value-type="float" office:value="15344" calcext:value-type="float">
            <text:p>15344</text:p>
          </table:table-cell>
          <table:table-cell table:formula="of:=[.I$2]*([.A36]/4096)*LN([.A36]/4096)/LN(2)" office:value-type="float" office:value="16724.5044084444" calcext:value-type="float">
            <text:p>16724,5044084444</text:p>
          </table:table-cell>
          <table:table-cell table:formula="of:=[.B36]/[.D36]" office:value-type="float" office:value="0.993213287181946" calcext:value-type="float">
            <text:p>0,9932132872</text:p>
          </table:table-cell>
          <table:table-cell table:formula="of:=[.C36]/[.D36]" office:value-type="float" office:value="0.917456184366972" calcext:value-type="float">
            <text:p>0,9174561844</text:p>
          </table:table-cell>
          <table:table-cell table:number-columns-repeated="6"/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17392" calcext:value-type="float">
            <text:p>17392</text:p>
          </table:table-cell>
          <table:table-cell office:value-type="float" office:value="16075" calcext:value-type="float">
            <text:p>16075</text:p>
          </table:table-cell>
          <table:table-cell table:formula="of:=[.I$2]*([.A37]/4096)*LN([.A37]/4096)/LN(2)" office:value-type="float" office:value="17469.3257493171" calcext:value-type="float">
            <text:p>17469,3257493171</text:p>
          </table:table-cell>
          <table:table-cell table:formula="of:=[.B37]/[.D37]" office:value-type="float" office:value="0.99557362714356" calcext:value-type="float">
            <text:p>0,9955736271</text:p>
          </table:table-cell>
          <table:table-cell table:formula="of:=[.C37]/[.D37]" office:value-type="float" office:value="0.920184340865498" calcext:value-type="float">
            <text:p>0,9201843409</text:p>
          </table:table-cell>
          <table:table-cell table:number-columns-repeated="6"/>
        </table:table-row>
        <table:table-row table:style-name="ro1">
          <table:table-cell office:value-type="float" office:value="2800000" calcext:value-type="float">
            <text:p>2800000</text:p>
          </table:table-cell>
          <table:table-cell office:value-type="float" office:value="18141" calcext:value-type="float">
            <text:p>18141</text:p>
          </table:table-cell>
          <table:table-cell office:value-type="float" office:value="16776" calcext:value-type="float">
            <text:p>16776</text:p>
          </table:table-cell>
          <table:table-cell table:formula="of:=[.I$2]*([.A38]/4096)*LN([.A38]/4096)/LN(2)" office:value-type="float" office:value="18217.8397270073" calcext:value-type="float">
            <text:p>18217,8397270073</text:p>
          </table:table-cell>
          <table:table-cell table:formula="of:=[.B38]/[.D38]" office:value-type="float" office:value="0.995782171313465" calcext:value-type="float">
            <text:p>0,9957821713</text:p>
          </table:table-cell>
          <table:table-cell table:formula="of:=[.C38]/[.D38]" office:value-type="float" office:value="0.92085561468247" calcext:value-type="float">
            <text:p>0,9208556147</text:p>
          </table:table-cell>
          <table:table-cell table:number-columns-repeated="6"/>
        </table:table-row>
        <table:table-row table:style-name="ro1">
          <table:table-cell office:value-type="float" office:value="2900000" calcext:value-type="float">
            <text:p>2900000</text:p>
          </table:table-cell>
          <table:table-cell office:value-type="float" office:value="18910" calcext:value-type="float">
            <text:p>18910</text:p>
          </table:table-cell>
          <table:table-cell office:value-type="float" office:value="17493" calcext:value-type="float">
            <text:p>17493</text:p>
          </table:table-cell>
          <table:table-cell table:formula="of:=[.I$2]*([.A39]/4096)*LN([.A39]/4096)/LN(2)" office:value-type="float" office:value="18969.9144044714" calcext:value-type="float">
            <text:p>18969,9144044714</text:p>
          </table:table-cell>
          <table:table-cell table:formula="of:=[.B39]/[.D39]" office:value-type="float" office:value="0.996841609129386" calcext:value-type="float">
            <text:p>0,9968416091</text:p>
          </table:table-cell>
          <table:table-cell table:formula="of:=[.C39]/[.D39]" office:value-type="float" office:value="0.922144382258083" calcext:value-type="float">
            <text:p>0,9221443823</text:p>
          </table:table-cell>
          <table:table-cell table:number-columns-repeated="6"/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19655" calcext:value-type="float">
            <text:p>19655</text:p>
          </table:table-cell>
          <table:table-cell office:value-type="float" office:value="18192" calcext:value-type="float">
            <text:p>18192</text:p>
          </table:table-cell>
          <table:table-cell table:formula="of:=[.I$2]*([.A40]/4096)*LN([.A40]/4096)/LN(2)" office:value-type="float" office:value="19725.4269493859" calcext:value-type="float">
            <text:p>19725,4269493859</text:p>
          </table:table-cell>
          <table:table-cell table:formula="of:=[.B40]/[.D40]" office:value-type="float" office:value="0.996429636247334" calcext:value-type="float">
            <text:p>0,9964296362</text:p>
          </table:table-cell>
          <table:table-cell table:formula="of:=[.C40]/[.D40]" office:value-type="float" office:value="0.922261406390816" calcext:value-type="float">
            <text:p>0,9222614064</text:p>
          </table:table-cell>
          <table:table-cell table:number-columns-repeated="6"/>
        </table:table-row>
        <table:table-row table:style-name="ro1">
          <table:table-cell office:value-type="float" office:value="3100000" calcext:value-type="float">
            <text:p>3100000</text:p>
          </table:table-cell>
          <table:table-cell office:value-type="float" office:value="20403" calcext:value-type="float">
            <text:p>20403</text:p>
          </table:table-cell>
          <table:table-cell office:value-type="float" office:value="18892" calcext:value-type="float">
            <text:p>18892</text:p>
          </table:table-cell>
          <table:table-cell table:formula="of:=[.I$2]*([.A41]/4096)*LN([.A41]/4096)/LN(2)" office:value-type="float" office:value="20484.2627229634" calcext:value-type="float">
            <text:p>20484,2627229634</text:p>
          </table:table-cell>
          <table:table-cell table:formula="of:=[.B41]/[.D41]" office:value-type="float" office:value="0.996032919316528" calcext:value-type="float">
            <text:p>0,9960329193</text:p>
          </table:table-cell>
          <table:table-cell table:formula="of:=[.C41]/[.D41]" office:value-type="float" office:value="0.922268975725523" calcext:value-type="float">
            <text:p>0,9222689757</text:p>
          </table:table-cell>
          <table:table-cell table:number-columns-repeated="6"/>
        </table:table-row>
        <table:table-row table:style-name="ro1">
          <table:table-cell office:value-type="float" office:value="3200000" calcext:value-type="float">
            <text:p>3200000</text:p>
          </table:table-cell>
          <table:table-cell office:value-type="float" office:value="21168" calcext:value-type="float">
            <text:p>21168</text:p>
          </table:table-cell>
          <table:table-cell office:value-type="float" office:value="19605" calcext:value-type="float">
            <text:p>19605</text:p>
          </table:table-cell>
          <table:table-cell table:formula="of:=[.I$2]*([.A42]/4096)*LN([.A42]/4096)/LN(2)" office:value-type="float" office:value="21246.3144864501" calcext:value-type="float">
            <text:p>21246,3144864501</text:p>
          </table:table-cell>
          <table:table-cell table:formula="of:=[.B42]/[.D42]" office:value-type="float" office:value="0.996313973112839" calcext:value-type="float">
            <text:p>0,9963139731</text:p>
          </table:table-cell>
          <table:table-cell table:formula="of:=[.C42]/[.D42]" office:value-type="float" office:value="0.922748273000624" calcext:value-type="float">
            <text:p>0,922748273</text:p>
          </table:table-cell>
          <table:table-cell table:number-columns-repeated="6"/>
        </table:table-row>
        <table:table-row table:style-name="ro1">
          <table:table-cell office:value-type="float" office:value="3300000" calcext:value-type="float">
            <text:p>3300000</text:p>
          </table:table-cell>
          <table:table-cell office:value-type="float" office:value="21918" calcext:value-type="float">
            <text:p>21918</text:p>
          </table:table-cell>
          <table:table-cell office:value-type="float" office:value="20309" calcext:value-type="float">
            <text:p>20309</text:p>
          </table:table-cell>
          <table:table-cell table:formula="of:=[.I$2]*([.A43]/4096)*LN([.A43]/4096)/LN(2)" office:value-type="float" office:value="22011.4817068979" calcext:value-type="float">
            <text:p>22011,4817068979</text:p>
          </table:table-cell>
          <table:table-cell table:formula="of:=[.B43]/[.D43]" office:value-type="float" office:value="0.99575304797093" calcext:value-type="float">
            <text:p>0,995753048</text:p>
          </table:table-cell>
          <table:table-cell table:formula="of:=[.C43]/[.D43]" office:value-type="float" office:value="0.922654833983101" calcext:value-type="float">
            <text:p>0,922654834</text:p>
          </table:table-cell>
          <table:table-cell table:number-columns-repeated="6"/>
        </table:table-row>
        <table:table-row table:style-name="ro1">
          <table:table-cell office:value-type="float" office:value="3400000" calcext:value-type="float">
            <text:p>3400000</text:p>
          </table:table-cell>
          <table:table-cell office:value-type="float" office:value="22722" calcext:value-type="float">
            <text:p>22722</text:p>
          </table:table-cell>
          <table:table-cell office:value-type="float" office:value="21063" calcext:value-type="float">
            <text:p>21063</text:p>
          </table:table-cell>
          <table:table-cell table:formula="of:=[.I$2]*([.A44]/4096)*LN([.A44]/4096)/LN(2)" office:value-type="float" office:value="22779.6699471538" calcext:value-type="float">
            <text:p>22779,6699471538</text:p>
          </table:table-cell>
          <table:table-cell table:formula="of:=[.B44]/[.D44]" office:value-type="float" office:value="0.997468358967117" calcext:value-type="float">
            <text:p>0,997468359</text:p>
          </table:table-cell>
          <table:table-cell table:formula="of:=[.C44]/[.D44]" office:value-type="float" office:value="0.924640262517577" calcext:value-type="float">
            <text:p>0,9246402625</text:p>
          </table:table-cell>
          <table:table-cell table:number-columns-repeated="6"/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23457" calcext:value-type="float">
            <text:p>23457</text:p>
          </table:table-cell>
          <table:table-cell office:value-type="float" office:value="21750" calcext:value-type="float">
            <text:p>21750</text:p>
          </table:table-cell>
          <table:table-cell table:formula="of:=[.I$2]*([.A45]/4096)*LN([.A45]/4096)/LN(2)" office:value-type="float" office:value="23550.79032767" calcext:value-type="float">
            <text:p>23550,79032767</text:p>
          </table:table-cell>
          <table:table-cell table:formula="of:=[.B45]/[.D45]" office:value-type="float" office:value="0.996017529502615" calcext:value-type="float">
            <text:p>0,9960175295</text:p>
          </table:table-cell>
          <table:table-cell table:formula="of:=[.C45]/[.D45]" office:value-type="float" office:value="0.923535885521673" calcext:value-type="float">
            <text:p>0,9235358855</text:p>
          </table:table-cell>
          <table:table-cell table:number-columns-repeated="6"/>
        </table:table-row>
        <table:table-row table:style-name="ro1">
          <table:table-cell office:value-type="float" office:value="3600000" calcext:value-type="float">
            <text:p>3600000</text:p>
          </table:table-cell>
          <table:table-cell office:value-type="float" office:value="24196" calcext:value-type="float">
            <text:p>24196</text:p>
          </table:table-cell>
          <table:table-cell office:value-type="float" office:value="22441" calcext:value-type="float">
            <text:p>22441</text:p>
          </table:table-cell>
          <table:table-cell table:formula="of:=[.I$2]*([.A46]/4096)*LN([.A46]/4096)/LN(2)" office:value-type="float" office:value="24324.7590498673" calcext:value-type="float">
            <text:p>24324,7590498673</text:p>
          </table:table-cell>
          <table:table-cell table:formula="of:=[.B46]/[.D46]" office:value-type="float" office:value="0.994706666997056" calcext:value-type="float">
            <text:p>0,994706667</text:p>
          </table:table-cell>
          <table:table-cell table:formula="of:=[.C46]/[.D46]" office:value-type="float" office:value="0.922557956442426" calcext:value-type="float">
            <text:p>0,9225579564</text:p>
          </table:table-cell>
          <table:table-cell table:number-columns-repeated="6"/>
        </table:table-row>
        <table:table-row table:style-name="ro1">
          <table:table-cell office:value-type="float" office:value="3700000" calcext:value-type="float">
            <text:p>3700000</text:p>
          </table:table-cell>
          <table:table-cell office:value-type="float" office:value="24989" calcext:value-type="float">
            <text:p>24989</text:p>
          </table:table-cell>
          <table:table-cell office:value-type="float" office:value="23183" calcext:value-type="float">
            <text:p>23183</text:p>
          </table:table-cell>
          <table:table-cell table:formula="of:=[.I$2]*([.A47]/4096)*LN([.A47]/4096)/LN(2)" office:value-type="float" office:value="25101.4969724923" calcext:value-type="float">
            <text:p>25101,4969724923</text:p>
          </table:table-cell>
          <table:table-cell table:formula="of:=[.B47]/[.D47]" office:value-type="float" office:value="0.995518316193826" calcext:value-type="float">
            <text:p>0,9955183162</text:p>
          </table:table-cell>
          <table:table-cell table:formula="of:=[.C47]/[.D47]" office:value-type="float" office:value="0.92357041595588" calcext:value-type="float">
            <text:p>0,923570416</text:p>
          </table:table-cell>
          <table:table-cell table:number-columns-repeated="6"/>
        </table:table-row>
        <table:table-row table:style-name="ro1">
          <table:table-cell office:value-type="float" office:value="3800000" calcext:value-type="float">
            <text:p>3800000</text:p>
          </table:table-cell>
          <table:table-cell office:value-type="float" office:value="25742" calcext:value-type="float">
            <text:p>25742</text:p>
          </table:table-cell>
          <table:table-cell office:value-type="float" office:value="23889" calcext:value-type="float">
            <text:p>23889</text:p>
          </table:table-cell>
          <table:table-cell table:formula="of:=[.I$2]*([.A48]/4096)*LN([.A48]/4096)/LN(2)" office:value-type="float" office:value="25880.9292338051" calcext:value-type="float">
            <text:p>25880,9292338051</text:p>
          </table:table-cell>
          <table:table-cell table:formula="of:=[.B48]/[.D48]" office:value-type="float" office:value="0.994631984325213" calcext:value-type="float">
            <text:p>0,9946319843</text:p>
          </table:table-cell>
          <table:table-cell table:formula="of:=[.C48]/[.D48]" office:value-type="float" office:value="0.923034864173141" calcext:value-type="float">
            <text:p>0,9230348642</text:p>
          </table:table-cell>
          <table:table-cell table:number-columns-repeated="6"/>
        </table:table-row>
        <table:table-row table:style-name="ro1">
          <table:table-cell office:value-type="float" office:value="3900000" calcext:value-type="float">
            <text:p>3900000</text:p>
          </table:table-cell>
          <table:table-cell office:value-type="float" office:value="26529" calcext:value-type="float">
            <text:p>26529</text:p>
          </table:table-cell>
          <table:table-cell office:value-type="float" office:value="24625" calcext:value-type="float">
            <text:p>24625</text:p>
          </table:table-cell>
          <table:table-cell table:formula="of:=[.I$2]*([.A49]/4096)*LN([.A49]/4096)/LN(2)" office:value-type="float" office:value="26662.98491356" calcext:value-type="float">
            <text:p>26662,98491356</text:p>
          </table:table-cell>
          <table:table-cell table:formula="of:=[.B49]/[.D49]" office:value-type="float" office:value="0.994974871943469" calcext:value-type="float">
            <text:p>0,9949748719</text:p>
          </table:table-cell>
          <table:table-cell table:formula="of:=[.C49]/[.D49]" office:value-type="float" office:value="0.923565012688301" calcext:value-type="float">
            <text:p>0,9235650127</text:p>
          </table:table-cell>
          <table:table-cell table:number-columns-repeated="6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27286" calcext:value-type="float">
            <text:p>27286</text:p>
          </table:table-cell>
          <table:table-cell office:value-type="float" office:value="25334" calcext:value-type="float">
            <text:p>25334</text:p>
          </table:table-cell>
          <table:table-cell table:formula="of:=[.I$2]*([.A50]/4096)*LN([.A50]/4096)/LN(2)" office:value-type="float" office:value="27447.5967296752" calcext:value-type="float">
            <text:p>27447,5967296752</text:p>
          </table:table-cell>
          <table:table-cell table:formula="of:=[.B50]/[.D50]" office:value-type="float" office:value="0.994112536289908" calcext:value-type="float">
            <text:p>0,9941125363</text:p>
          </table:table-cell>
          <table:table-cell table:formula="of:=[.C50]/[.D50]" office:value-type="float" office:value="0.922995198796765" calcext:value-type="float">
            <text:p>0,9229951988</text:p>
          </table:table-cell>
          <table:table-cell table:number-columns-repeated="6"/>
        </table:table-row>
        <table:table-row table:style-name="ro1">
          <table:table-cell office:value-type="float" office:value="4100000" calcext:value-type="float">
            <text:p>4100000</text:p>
          </table:table-cell>
          <table:table-cell office:value-type="float" office:value="28037" calcext:value-type="float">
            <text:p>28037</text:p>
          </table:table-cell>
          <table:table-cell office:value-type="float" office:value="26038" calcext:value-type="float">
            <text:p>26038</text:p>
          </table:table-cell>
          <table:table-cell table:formula="of:=[.I$2]*([.A51]/4096)*LN([.A51]/4096)/LN(2)" office:value-type="float" office:value="28234.7007652524" calcext:value-type="float">
            <text:p>28234,7007652524</text:p>
          </table:table-cell>
          <table:table-cell table:formula="of:=[.B51]/[.D51]" office:value-type="float" office:value="0.992997950752298" calcext:value-type="float">
            <text:p>0,9929979508</text:p>
          </table:table-cell>
          <table:table-cell table:formula="of:=[.C51]/[.D51]" office:value-type="float" office:value="0.922198546267016" calcext:value-type="float">
            <text:p>0,9221985463</text:p>
          </table:table-cell>
          <table:table-cell table:number-columns-repeated="6"/>
        </table:table-row>
        <table:table-row table:style-name="ro1">
          <table:table-cell office:value-type="float" office:value="4200000" calcext:value-type="float">
            <text:p>4200000</text:p>
          </table:table-cell>
          <table:table-cell office:value-type="float" office:value="28850" calcext:value-type="float">
            <text:p>28850</text:p>
          </table:table-cell>
          <table:table-cell office:value-type="float" office:value="26801" calcext:value-type="float">
            <text:p>26801</text:p>
          </table:table-cell>
          <table:table-cell table:formula="of:=[.I$2]*([.A52]/4096)*LN([.A52]/4096)/LN(2)" office:value-type="float" office:value="29024.2362222423" calcext:value-type="float">
            <text:p>29024,2362222423</text:p>
          </table:table-cell>
          <table:table-cell table:formula="of:=[.B52]/[.D52]" office:value-type="float" office:value="0.993996871410909" calcext:value-type="float">
            <text:p>0,9939968714</text:p>
          </table:table-cell>
          <table:table-cell table:formula="of:=[.C52]/[.D52]" office:value-type="float" office:value="0.923400698463909" calcext:value-type="float">
            <text:p>0,9234006985</text:p>
          </table:table-cell>
          <table:table-cell table:number-columns-repeated="6"/>
        </table:table-row>
        <table:table-row table:style-name="ro1">
          <table:table-cell office:value-type="float" office:value="4300000" calcext:value-type="float">
            <text:p>4300000</text:p>
          </table:table-cell>
          <table:table-cell office:value-type="float" office:value="29638" calcext:value-type="float">
            <text:p>29638</text:p>
          </table:table-cell>
          <table:table-cell office:value-type="float" office:value="27540" calcext:value-type="float">
            <text:p>27540</text:p>
          </table:table-cell>
          <table:table-cell table:formula="of:=[.I$2]*([.A53]/4096)*LN([.A53]/4096)/LN(2)" office:value-type="float" office:value="29816.1451985819" calcext:value-type="float">
            <text:p>29816,1451985819</text:p>
          </table:table-cell>
          <table:table-cell table:formula="of:=[.B53]/[.D53]" office:value-type="float" office:value="0.994025210254531" calcext:value-type="float">
            <text:p>0,9940252103</text:p>
          </table:table-cell>
          <table:table-cell table:formula="of:=[.C53]/[.D53]" office:value-type="float" office:value="0.923660648168223" calcext:value-type="float">
            <text:p>0,9236606482</text:p>
          </table:table-cell>
          <table:table-cell table:number-columns-repeated="6"/>
        </table:table-row>
        <table:table-row table:style-name="ro1">
          <table:table-cell office:value-type="float" office:value="4400000" calcext:value-type="float">
            <text:p>4400000</text:p>
          </table:table-cell>
          <table:table-cell office:value-type="float" office:value="30467" calcext:value-type="float">
            <text:p>30467</text:p>
          </table:table-cell>
          <table:table-cell office:value-type="float" office:value="28319" calcext:value-type="float">
            <text:p>28319</text:p>
          </table:table-cell>
          <table:table-cell table:formula="of:=[.I$2]*([.A54]/4096)*LN([.A54]/4096)/LN(2)" office:value-type="float" office:value="30610.3724860739" calcext:value-type="float">
            <text:p>30610,3724860739</text:p>
          </table:table-cell>
          <table:table-cell table:formula="of:=[.B54]/[.D54]" office:value-type="float" office:value="0.995316212302246" calcext:value-type="float">
            <text:p>0,9953162123</text:p>
          </table:table-cell>
          <table:table-cell table:formula="of:=[.C54]/[.D54]" office:value-type="float" office:value="0.925143920182076" calcext:value-type="float">
            <text:p>0,9251439202</text:p>
          </table:table-cell>
          <table:table-cell table:number-columns-repeated="6"/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31265" calcext:value-type="float">
            <text:p>31265</text:p>
          </table:table-cell>
          <table:table-cell office:value-type="float" office:value="29070" calcext:value-type="float">
            <text:p>29070</text:p>
          </table:table-cell>
          <table:table-cell table:formula="of:=[.I$2]*([.A55]/4096)*LN([.A55]/4096)/LN(2)" office:value-type="float" office:value="31406.8653866482" calcext:value-type="float">
            <text:p>31406,8653866482</text:p>
          </table:table-cell>
          <table:table-cell table:formula="of:=[.B55]/[.D55]" office:value-type="float" office:value="0.995482981669716" calcext:value-type="float">
            <text:p>0,9954829817</text:p>
          </table:table-cell>
          <table:table-cell table:formula="of:=[.C55]/[.D55]" office:value-type="float" office:value="0.925593803842592" calcext:value-type="float">
            <text:p>0,9255938038</text:p>
          </table:table-cell>
          <table:table-cell table:number-columns-repeated="6"/>
        </table:table-row>
        <table:table-row table:style-name="ro1">
          <table:table-cell office:value-type="float" office:value="4600000" calcext:value-type="float">
            <text:p>4600000</text:p>
          </table:table-cell>
          <table:table-cell office:value-type="float" office:value="32102" calcext:value-type="float">
            <text:p>32102</text:p>
          </table:table-cell>
          <table:table-cell office:value-type="float" office:value="29856" calcext:value-type="float">
            <text:p>29856</text:p>
          </table:table-cell>
          <table:table-cell table:formula="of:=[.I$2]*([.A56]/4096)*LN([.A56]/4096)/LN(2)" office:value-type="float" office:value="32205.573544963" calcext:value-type="float">
            <text:p>32205,573544963</text:p>
          </table:table-cell>
          <table:table-cell table:formula="of:=[.B56]/[.D56]" office:value-type="float" office:value="0.996783986945041" calcext:value-type="float">
            <text:p>0,9967839869</text:p>
          </table:table-cell>
          <table:table-cell table:formula="of:=[.C56]/[.D56]" office:value-type="float" office:value="0.927044505458574" calcext:value-type="float">
            <text:p>0,9270445055</text:p>
          </table:table-cell>
          <table:table-cell table:number-columns-repeated="6"/>
        </table:table-row>
        <table:table-row table:style-name="ro1">
          <table:table-cell office:value-type="float" office:value="4700000" calcext:value-type="float">
            <text:p>4700000</text:p>
          </table:table-cell>
          <table:table-cell office:value-type="float" office:value="32904" calcext:value-type="float">
            <text:p>32904</text:p>
          </table:table-cell>
          <table:table-cell office:value-type="float" office:value="30609" calcext:value-type="float">
            <text:p>30609</text:p>
          </table:table-cell>
          <table:table-cell table:formula="of:=[.I$2]*([.A57]/4096)*LN([.A57]/4096)/LN(2)" office:value-type="float" office:value="33006.4487955684" calcext:value-type="float">
            <text:p>33006,4487955684</text:p>
          </table:table-cell>
          <table:table-cell table:formula="of:=[.B57]/[.D57]" office:value-type="float" office:value="0.996896097601927" calcext:value-type="float">
            <text:p>0,9968960976</text:p>
          </table:table-cell>
          <table:table-cell table:formula="of:=[.C57]/[.D57]" office:value-type="float" office:value="0.927364230838117" calcext:value-type="float">
            <text:p>0,9273642308</text:p>
          </table:table-cell>
          <table:table-cell table:number-columns-repeated="6"/>
        </table:table-row>
        <table:table-row table:style-name="ro1">
          <table:table-cell office:value-type="float" office:value="4800000" calcext:value-type="float">
            <text:p>4800000</text:p>
          </table:table-cell>
          <table:table-cell office:value-type="float" office:value="33710" calcext:value-type="float">
            <text:p>33710</text:p>
          </table:table-cell>
          <table:table-cell office:value-type="float" office:value="31369" calcext:value-type="float">
            <text:p>31369</text:p>
          </table:table-cell>
          <table:table-cell table:formula="of:=[.I$2]*([.A58]/4096)*LN([.A58]/4096)/LN(2)" office:value-type="float" office:value="33809.4450230825" calcext:value-type="float">
            <text:p>33809,4450230825</text:p>
          </table:table-cell>
          <table:table-cell table:formula="of:=[.B58]/[.D58]" office:value-type="float" office:value="0.997058661477153" calcext:value-type="float">
            <text:p>0,9970586615</text:p>
          </table:table-cell>
          <table:table-cell table:formula="of:=[.C58]/[.D58]" office:value-type="float" office:value="0.927817655054192" calcext:value-type="float">
            <text:p>0,9278176551</text:p>
          </table:table-cell>
          <table:table-cell table:number-columns-repeated="6"/>
        </table:table-row>
        <table:table-row table:style-name="ro1">
          <table:table-cell office:value-type="float" office:value="4900000" calcext:value-type="float">
            <text:p>4900000</text:p>
          </table:table-cell>
          <table:table-cell office:value-type="float" office:value="34560" calcext:value-type="float">
            <text:p>34560</text:p>
          </table:table-cell>
          <table:table-cell office:value-type="float" office:value="32169" calcext:value-type="float">
            <text:p>32169</text:p>
          </table:table-cell>
          <table:table-cell table:formula="of:=[.I$2]*([.A59]/4096)*LN([.A59]/4096)/LN(2)" office:value-type="float" office:value="34614.5180340236" calcext:value-type="float">
            <text:p>34614,5180340236</text:p>
          </table:table-cell>
          <table:table-cell table:formula="of:=[.B59]/[.D59]" office:value-type="float" office:value="0.998424995143077" calcext:value-type="float">
            <text:p>0,9984249951</text:p>
          </table:table-cell>
          <table:table-cell table:formula="of:=[.C59]/[.D59]" office:value-type="float" office:value="0.92934993254507" calcext:value-type="float">
            <text:p>0,9293499325</text:p>
          </table:table-cell>
          <table:table-cell table:number-columns-repeated="6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35370" calcext:value-type="float">
            <text:p>35370</text:p>
          </table:table-cell>
          <table:table-cell office:value-type="float" office:value="32931" calcext:value-type="float">
            <text:p>32931</text:p>
          </table:table-cell>
          <table:table-cell table:formula="of:=[.I$2]*([.A60]/4096)*LN([.A60]/4096)/LN(2)" office:value-type="float" office:value="35421.6254391097" calcext:value-type="float">
            <text:p>35421,6254391097</text:p>
          </table:table-cell>
          <table:table-cell table:formula="of:=[.B60]/[.D60]" office:value-type="float" office:value="0.998542544604611" calcext:value-type="float">
            <text:p>0,9985425446</text:p>
          </table:table-cell>
          <table:table-cell table:formula="of:=[.C60]/[.D60]" office:value-type="float" office:value="0.929686302979204" calcext:value-type="float">
            <text:p>0,929686303</text:p>
          </table:table-cell>
          <table:table-cell table:number-columns-repeated="6"/>
        </table:table-row>
        <table:table-row table:style-name="ro1">
          <table:table-cell office:value-type="float" office:value="5100000" calcext:value-type="float">
            <text:p>5100000</text:p>
          </table:table-cell>
          <table:table-cell office:value-type="float" office:value="36199" calcext:value-type="float">
            <text:p>36199</text:p>
          </table:table-cell>
          <table:table-cell office:value-type="float" office:value="33710" calcext:value-type="float">
            <text:p>33710</text:p>
          </table:table-cell>
          <table:table-cell table:formula="of:=[.I$2]*([.A61]/4096)*LN([.A61]/4096)/LN(2)" office:value-type="float" office:value="36230.7265449759" calcext:value-type="float">
            <text:p>36230,7265449759</text:p>
          </table:table-cell>
          <table:table-cell table:formula="of:=[.B61]/[.D61]" office:value-type="float" office:value="0.999124319382984" calcext:value-type="float">
            <text:p>0,9991243194</text:p>
          </table:table-cell>
          <table:table-cell table:formula="of:=[.C61]/[.D61]" office:value-type="float" office:value="0.930425724644338" calcext:value-type="float">
            <text:p>0,9304257246</text:p>
          </table:table-cell>
          <table:table-cell table:number-columns-repeated="6"/>
        </table:table-row>
        <table:table-row table:style-name="ro1">
          <table:table-cell office:value-type="float" office:value="5200000" calcext:value-type="float">
            <text:p>5200000</text:p>
          </table:table-cell>
          <table:table-cell office:value-type="float" office:value="37013" calcext:value-type="float">
            <text:p>37013</text:p>
          </table:table-cell>
          <table:table-cell office:value-type="float" office:value="34476" calcext:value-type="float">
            <text:p>34476</text:p>
          </table:table-cell>
          <table:table-cell table:formula="of:=[.I$2]*([.A62]/4096)*LN([.A62]/4096)/LN(2)" office:value-type="float" office:value="37041.7822543888" calcext:value-type="float">
            <text:p>37041,7822543888</text:p>
          </table:table-cell>
          <table:table-cell table:formula="of:=[.B62]/[.D62]" office:value-type="float" office:value="0.999222978684149" calcext:value-type="float">
            <text:p>0,9992229787</text:p>
          </table:table-cell>
          <table:table-cell table:formula="of:=[.C62]/[.D62]" office:value-type="float" office:value="0.930732753711256" calcext:value-type="float">
            <text:p>0,9307327537</text:p>
          </table:table-cell>
          <table:table-cell table:number-columns-repeated="6"/>
        </table:table-row>
        <table:table-row table:style-name="ro1">
          <table:table-cell office:value-type="float" office:value="5300000" calcext:value-type="float">
            <text:p>5300000</text:p>
          </table:table-cell>
          <table:table-cell office:value-type="float" office:value="37826" calcext:value-type="float">
            <text:p>37826</text:p>
          </table:table-cell>
          <table:table-cell office:value-type="float" office:value="35241" calcext:value-type="float">
            <text:p>35241</text:p>
          </table:table-cell>
          <table:table-cell table:formula="of:=[.I$2]*([.A63]/4096)*LN([.A63]/4096)/LN(2)" office:value-type="float" office:value="37854.7549741385" calcext:value-type="float">
            <text:p>37854,7549741385</text:p>
          </table:table-cell>
          <table:table-cell table:formula="of:=[.B63]/[.D63]" office:value-type="float" office:value="0.999240386731915" calcext:value-type="float">
            <text:p>0,9992403867</text:p>
          </table:table-cell>
          <table:table-cell table:formula="of:=[.C63]/[.D63]" office:value-type="float" office:value="0.930953060562032" calcext:value-type="float">
            <text:p>0,9309530606</text:p>
          </table:table-cell>
          <table:table-cell table:number-columns-repeated="6"/>
        </table:table-row>
        <table:table-row table:style-name="ro1">
          <table:table-cell office:value-type="float" office:value="5400000" calcext:value-type="float">
            <text:p>5400000</text:p>
          </table:table-cell>
          <table:table-cell office:value-type="float" office:value="38664" calcext:value-type="float">
            <text:p>38664</text:p>
          </table:table-cell>
          <table:table-cell office:value-type="float" office:value="36027" calcext:value-type="float">
            <text:p>36027</text:p>
          </table:table-cell>
          <table:table-cell table:formula="of:=[.I$2]*([.A64]/4096)*LN([.A64]/4096)/LN(2)" office:value-type="float" office:value="38669.6085298842" calcext:value-type="float">
            <text:p>38669,6085298842</text:p>
          </table:table-cell>
          <table:table-cell table:formula="of:=[.B64]/[.D64]" office:value-type="float" office:value="0.999854962848155" calcext:value-type="float">
            <text:p>0,9998549628</text:p>
          </table:table-cell>
          <table:table-cell table:formula="of:=[.C64]/[.D64]" office:value-type="float" office:value="0.931661875298222" calcext:value-type="float">
            <text:p>0,9316618753</text:p>
          </table:table-cell>
          <table:table-cell table:number-columns-repeated="6"/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39480" calcext:value-type="float">
            <text:p>39480</text:p>
          </table:table-cell>
          <table:table-cell office:value-type="float" office:value="36797" calcext:value-type="float">
            <text:p>36797</text:p>
          </table:table-cell>
          <table:table-cell table:formula="of:=[.I$2]*([.A65]/4096)*LN([.A65]/4096)/LN(2)" office:value-type="float" office:value="39486.3080873096" calcext:value-type="float">
            <text:p>39486,3080873096</text:p>
          </table:table-cell>
          <table:table-cell table:formula="of:=[.B65]/[.D65]" office:value-type="float" office:value="0.99984024621153" calcext:value-type="float">
            <text:p>0,9998402462</text:p>
          </table:table-cell>
          <table:table-cell table:formula="of:=[.C65]/[.D65]" office:value-type="float" office:value="0.931892642853234" calcext:value-type="float">
            <text:p>0,9318926429</text:p>
          </table:table-cell>
          <table:table-cell table:number-columns-repeated="6"/>
        </table:table-row>
        <table:table-row table:style-name="ro1">
          <table:table-cell office:value-type="float" office:value="5600000" calcext:value-type="float">
            <text:p>5600000</text:p>
          </table:table-cell>
          <table:table-cell office:value-type="float" office:value="40331" calcext:value-type="float">
            <text:p>40331</text:p>
          </table:table-cell>
          <table:table-cell office:value-type="float" office:value="37597" calcext:value-type="float">
            <text:p>37597</text:p>
          </table:table-cell>
          <table:table-cell table:formula="of:=[.I$2]*([.A66]/4096)*LN([.A66]/4096)/LN(2)" office:value-type="float" office:value="40304.8200790145" calcext:value-type="float">
            <text:p>40304,8200790145</text:p>
          </table:table-cell>
          <table:table-cell table:formula="of:=[.B66]/[.D66]" office:value-type="float" office:value="1.00064954814174" calcext:value-type="float">
            <text:p>1,0006495481</text:p>
          </table:table-cell>
          <table:table-cell table:formula="of:=[.C66]/[.D66]" office:value-type="float" office:value="0.93281647024584" calcext:value-type="float">
            <text:p>0,9328164702</text:p>
          </table:table-cell>
          <table:table-cell table:number-columns-repeated="6"/>
        </table:table-row>
        <table:table-row table:style-name="ro1">
          <table:table-cell office:value-type="float" office:value="5700000" calcext:value-type="float">
            <text:p>5700000</text:p>
          </table:table-cell>
          <table:table-cell office:value-type="float" office:value="41146" calcext:value-type="float">
            <text:p>41146</text:p>
          </table:table-cell>
          <table:table-cell office:value-type="float" office:value="38364" calcext:value-type="float">
            <text:p>38364</text:p>
          </table:table-cell>
          <table:table-cell table:formula="of:=[.I$2]*([.A67]/4096)*LN([.A67]/4096)/LN(2)" office:value-type="float" office:value="41125.1121366288" calcext:value-type="float">
            <text:p>41125,1121366288</text:p>
          </table:table-cell>
          <table:table-cell table:formula="of:=[.B67]/[.D67]" office:value-type="float" office:value="1.0005079101864" calcext:value-type="float">
            <text:p>1,0005079102</text:p>
          </table:table-cell>
          <table:table-cell table:formula="of:=[.C67]/[.D67]" office:value-type="float" office:value="0.932860678228532" calcext:value-type="float">
            <text:p>0,9328606782</text:p>
          </table:table-cell>
          <table:table-cell table:number-columns-repeated="6"/>
        </table:table-row>
        <table:table-row table:style-name="ro1">
          <table:table-cell office:value-type="float" office:value="5800000" calcext:value-type="float">
            <text:p>5800000</text:p>
          </table:table-cell>
          <table:table-cell office:value-type="float" office:value="41990" calcext:value-type="float">
            <text:p>41990</text:p>
          </table:table-cell>
          <table:table-cell office:value-type="float" office:value="39158" calcext:value-type="float">
            <text:p>39158</text:p>
          </table:table-cell>
          <table:table-cell table:formula="of:=[.I$2]*([.A68]/4096)*LN([.A68]/4096)/LN(2)" office:value-type="float" office:value="41947.1530276928" calcext:value-type="float">
            <text:p>41947,1530276928</text:p>
          </table:table-cell>
          <table:table-cell table:formula="of:=[.B68]/[.D68]" office:value-type="float" office:value="1.00102145125985" calcext:value-type="float">
            <text:p>1,0010214513</text:p>
          </table:table-cell>
          <table:table-cell table:formula="of:=[.C68]/[.D68]" office:value-type="float" office:value="0.933507930184166" calcext:value-type="float">
            <text:p>0,9335079302</text:p>
          </table:table-cell>
          <table:table-cell table:number-columns-repeated="6"/>
        </table:table-row>
        <table:table-row table:style-name="ro1">
          <table:table-cell office:value-type="float" office:value="5900000" calcext:value-type="float">
            <text:p>5900000</text:p>
          </table:table-cell>
          <table:table-cell office:value-type="float" office:value="42802" calcext:value-type="float">
            <text:p>42802</text:p>
          </table:table-cell>
          <table:table-cell office:value-type="float" office:value="39923" calcext:value-type="float">
            <text:p>39923</text:p>
          </table:table-cell>
          <table:table-cell table:formula="of:=[.I$2]*([.A69]/4096)*LN([.A69]/4096)/LN(2)" office:value-type="float" office:value="42770.9125968912" calcext:value-type="float">
            <text:p>42770,9125968912</text:p>
          </table:table-cell>
          <table:table-cell table:formula="of:=[.B69]/[.D69]" office:value-type="float" office:value="1.00072683516019" calcext:value-type="float">
            <text:p>1,0007268352</text:p>
          </table:table-cell>
          <table:table-cell table:formula="of:=[.C69]/[.D69]" office:value-type="float" office:value="0.933414733893283" calcext:value-type="float">
            <text:p>0,9334147339</text:p>
          </table:table-cell>
          <table:table-cell table:number-columns-repeated="6"/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43632" calcext:value-type="float">
            <text:p>43632</text:p>
          </table:table-cell>
          <table:table-cell office:value-type="float" office:value="40705" calcext:value-type="float">
            <text:p>40705</text:p>
          </table:table-cell>
          <table:table-cell table:formula="of:=[.I$2]*([.A70]/4096)*LN([.A70]/4096)/LN(2)" office:value-type="float" office:value="43596.3617112719" calcext:value-type="float">
            <text:p>43596,3617112719</text:p>
          </table:table-cell>
          <table:table-cell table:formula="of:=[.B70]/[.D70]" office:value-type="float" office:value="1.00081746015789" calcext:value-type="float">
            <text:p>1,0008174602</text:p>
          </table:table-cell>
          <table:table-cell table:formula="of:=[.C70]/[.D70]" office:value-type="float" office:value="0.933678830118424" calcext:value-type="float">
            <text:p>0,9336788301</text:p>
          </table:table-cell>
          <table:table-cell table:number-columns-repeated="6"/>
        </table:table-row>
        <table:table-row table:style-name="ro1">
          <table:table-cell office:value-type="float" office:value="6100000" calcext:value-type="float">
            <text:p>6100000</text:p>
          </table:table-cell>
          <table:table-cell office:value-type="float" office:value="44473" calcext:value-type="float">
            <text:p>44473</text:p>
          </table:table-cell>
          <table:table-cell office:value-type="float" office:value="41495" calcext:value-type="float">
            <text:p>41495</text:p>
          </table:table-cell>
          <table:table-cell table:formula="of:=[.I$2]*([.A71]/4096)*LN([.A71]/4096)/LN(2)" office:value-type="float" office:value="44423.4722091188" calcext:value-type="float">
            <text:p>44423,4722091188</text:p>
          </table:table-cell>
          <table:table-cell table:formula="of:=[.B71]/[.D71]" office:value-type="float" office:value="1.00111490138925" calcext:value-type="float">
            <text:p>1,0011149014</text:p>
          </table:table-cell>
          <table:table-cell table:formula="of:=[.C71]/[.D71]" office:value-type="float" office:value="0.934078268458319" calcext:value-type="float">
            <text:p>0,9340782685</text:p>
          </table:table-cell>
          <table:table-cell table:number-columns-repeated="6"/>
        </table:table-row>
        <table:table-row table:style-name="ro1">
          <table:table-cell office:value-type="float" office:value="6200000" calcext:value-type="float">
            <text:p>6200000</text:p>
          </table:table-cell>
          <table:table-cell office:value-type="float" office:value="45287" calcext:value-type="float">
            <text:p>45287</text:p>
          </table:table-cell>
          <table:table-cell office:value-type="float" office:value="42262" calcext:value-type="float">
            <text:p>42262</text:p>
          </table:table-cell>
          <table:table-cell table:formula="of:=[.I$2]*([.A72]/4096)*LN([.A72]/4096)/LN(2)" office:value-type="float" office:value="45252.2168521769" calcext:value-type="float">
            <text:p>45252,2168521769</text:p>
          </table:table-cell>
          <table:table-cell table:formula="of:=[.B72]/[.D72]" office:value-type="float" office:value="1.00076865069256" calcext:value-type="float">
            <text:p>1,0007686507</text:p>
          </table:table-cell>
          <table:table-cell table:formula="of:=[.C72]/[.D72]" office:value-type="float" office:value="0.933921096905709" calcext:value-type="float">
            <text:p>0,9339210969</text:p>
          </table:table-cell>
          <table:table-cell table:number-columns-repeated="6"/>
        </table:table-row>
        <table:table-row table:style-name="ro1">
          <table:table-cell office:value-type="float" office:value="6300000" calcext:value-type="float">
            <text:p>6300000</text:p>
          </table:table-cell>
          <table:table-cell office:value-type="float" office:value="46138" calcext:value-type="float">
            <text:p>46138</text:p>
          </table:table-cell>
          <table:table-cell office:value-type="float" office:value="43063" calcext:value-type="float">
            <text:p>43063</text:p>
          </table:table-cell>
          <table:table-cell table:formula="of:=[.I$2]*([.A73]/4096)*LN([.A73]/4096)/LN(2)" office:value-type="float" office:value="46082.5692809604" calcext:value-type="float">
            <text:p>46082,5692809604</text:p>
          </table:table-cell>
          <table:table-cell table:formula="of:=[.B73]/[.D73]" office:value-type="float" office:value="1.00120285652264" calcext:value-type="float">
            <text:p>1,0012028565</text:p>
          </table:table-cell>
          <table:table-cell table:formula="of:=[.C73]/[.D73]" office:value-type="float" office:value="0.934474806242889" calcext:value-type="float">
            <text:p>0,9344748062</text:p>
          </table:table-cell>
          <table:table-cell table:number-columns-repeated="6"/>
        </table:table-row>
        <table:table-row table:style-name="ro1">
          <table:table-cell office:value-type="float" office:value="6400000" calcext:value-type="float">
            <text:p>6400000</text:p>
          </table:table-cell>
          <table:table-cell office:value-type="float" office:value="46979" calcext:value-type="float">
            <text:p>46979</text:p>
          </table:table-cell>
          <table:table-cell office:value-type="float" office:value="43855" calcext:value-type="float">
            <text:p>43855</text:p>
          </table:table-cell>
          <table:table-cell table:formula="of:=[.I$2]*([.A74]/4096)*LN([.A74]/4096)/LN(2)" office:value-type="float" office:value="46914.5039729003" calcext:value-type="float">
            <text:p>46914,5039729003</text:p>
          </table:table-cell>
          <table:table-cell table:formula="of:=[.B74]/[.D74]" office:value-type="float" office:value="1.00137475666666" calcext:value-type="float">
            <text:p>1,0013747567</text:p>
          </table:table-cell>
          <table:table-cell table:formula="of:=[.C74]/[.D74]" office:value-type="float" office:value="0.934785541489097" calcext:value-type="float">
            <text:p>0,9347855415</text:p>
          </table:table-cell>
          <table:table-cell table:number-columns-repeated="6"/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47775" calcext:value-type="float">
            <text:p>47775</text:p>
          </table:table-cell>
          <table:table-cell office:value-type="float" office:value="44604" calcext:value-type="float">
            <text:p>44604</text:p>
          </table:table-cell>
          <table:table-cell table:formula="of:=[.I$2]*([.A75]/4096)*LN([.A75]/4096)/LN(2)" office:value-type="float" office:value="47747.9962031063" calcext:value-type="float">
            <text:p>47747,9962031063</text:p>
          </table:table-cell>
          <table:table-cell table:formula="of:=[.B75]/[.D75]" office:value-type="float" office:value="1.00056554827513" calcext:value-type="float">
            <text:p>1,0005655483</text:p>
          </table:table-cell>
          <table:table-cell table:formula="of:=[.C75]/[.D75]" office:value-type="float" office:value="0.934154384411595" calcext:value-type="float">
            <text:p>0,9341543844</text:p>
          </table:table-cell>
          <table:table-cell table:number-columns-repeated="6"/>
        </table:table-row>
        <table:table-row table:style-name="ro1">
          <table:table-cell office:value-type="float" office:value="6600000" calcext:value-type="float">
            <text:p>6600000</text:p>
          </table:table-cell>
          <table:table-cell office:value-type="float" office:value="48619" calcext:value-type="float">
            <text:p>48619</text:p>
          </table:table-cell>
          <table:table-cell office:value-type="float" office:value="45397" calcext:value-type="float">
            <text:p>45397</text:p>
          </table:table-cell>
          <table:table-cell table:formula="of:=[.I$2]*([.A76]/4096)*LN([.A76]/4096)/LN(2)" office:value-type="float" office:value="48583.0220075459" calcext:value-type="float">
            <text:p>48583,0220075459</text:p>
          </table:table-cell>
          <table:table-cell table:formula="of:=[.B76]/[.D76]" office:value-type="float" office:value="1.00074054661418" calcext:value-type="float">
            <text:p>1,0007405466</text:p>
          </table:table-cell>
          <table:table-cell table:formula="of:=[.C76]/[.D76]" office:value-type="float" office:value="0.934421082182763" calcext:value-type="float">
            <text:p>0,9344210822</text:p>
          </table:table-cell>
          <table:table-cell table:number-columns-repeated="6"/>
        </table:table-row>
        <table:table-row table:style-name="ro1">
          <table:table-cell office:value-type="float" office:value="6700000" calcext:value-type="float">
            <text:p>6700000</text:p>
          </table:table-cell>
          <table:table-cell office:value-type="float" office:value="49447" calcext:value-type="float">
            <text:p>49447</text:p>
          </table:table-cell>
          <table:table-cell office:value-type="float" office:value="46178" calcext:value-type="float">
            <text:p>46178</text:p>
          </table:table-cell>
          <table:table-cell table:formula="of:=[.I$2]*([.A77]/4096)*LN([.A77]/4096)/LN(2)" office:value-type="float" office:value="49419.5581484537" calcext:value-type="float">
            <text:p>49419,5581484537</text:p>
          </table:table-cell>
          <table:table-cell table:formula="of:=[.B77]/[.D77]" office:value-type="float" office:value="1.00055528322337" calcext:value-type="float">
            <text:p>1,0005552832</text:p>
          </table:table-cell>
          <table:table-cell table:formula="of:=[.C77]/[.D77]" office:value-type="float" office:value="0.934407383030091" calcext:value-type="float">
            <text:p>0,934407383</text:p>
          </table:table-cell>
          <table:table-cell table:number-columns-repeated="6"/>
        </table:table-row>
        <table:table-row table:style-name="ro1">
          <table:table-cell office:value-type="float" office:value="6800000" calcext:value-type="float">
            <text:p>6800000</text:p>
          </table:table-cell>
          <table:table-cell office:value-type="float" office:value="50321" calcext:value-type="float">
            <text:p>50321</text:p>
          </table:table-cell>
          <table:table-cell office:value-type="float" office:value="47001" calcext:value-type="float">
            <text:p>47001</text:p>
          </table:table-cell>
          <table:table-cell table:formula="of:=[.I$2]*([.A78]/4096)*LN([.A78]/4096)/LN(2)" office:value-type="float" office:value="50257.5820818075" calcext:value-type="float">
            <text:p>50257,5820818075</text:p>
          </table:table-cell>
          <table:table-cell table:formula="of:=[.B78]/[.D78]" office:value-type="float" office:value="1.00126185772505" calcext:value-type="float">
            <text:p>1,0012618577</text:p>
          </table:table-cell>
          <table:table-cell table:formula="of:=[.C78]/[.D78]" office:value-type="float" office:value="0.93520217354455" calcext:value-type="float">
            <text:p>0,9352021735</text:p>
          </table:table-cell>
          <table:table-cell table:number-columns-repeated="6"/>
        </table:table-row>
        <table:table-row table:style-name="ro1">
          <table:table-cell office:value-type="float" office:value="6900000" calcext:value-type="float">
            <text:p>6900000</text:p>
          </table:table-cell>
          <table:table-cell office:value-type="float" office:value="51145" calcext:value-type="float">
            <text:p>51145</text:p>
          </table:table-cell>
          <table:table-cell office:value-type="float" office:value="47778" calcext:value-type="float">
            <text:p>47778</text:p>
          </table:table-cell>
          <table:table-cell table:formula="of:=[.I$2]*([.A79]/4096)*LN([.A79]/4096)/LN(2)" office:value-type="float" office:value="51097.0719267175" calcext:value-type="float">
            <text:p>51097,0719267175</text:p>
          </table:table-cell>
          <table:table-cell table:formula="of:=[.B79]/[.D79]" office:value-type="float" office:value="1.0009379808172" calcext:value-type="float">
            <text:p>1,0009379808</text:p>
          </table:table-cell>
          <table:table-cell table:formula="of:=[.C79]/[.D79]" office:value-type="float" office:value="0.935043794065584" calcext:value-type="float">
            <text:p>0,9350437941</text:p>
          </table:table-cell>
          <table:table-cell table:number-columns-repeated="6"/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51971" calcext:value-type="float">
            <text:p>51971</text:p>
          </table:table-cell>
          <table:table-cell office:value-type="float" office:value="48556" calcext:value-type="float">
            <text:p>48556</text:p>
          </table:table-cell>
          <table:table-cell table:formula="of:=[.I$2]*([.A80]/4096)*LN([.A80]/4096)/LN(2)" office:value-type="float" office:value="51938.0064365901" calcext:value-type="float">
            <text:p>51938,0064365901</text:p>
          </table:table-cell>
          <table:table-cell table:formula="of:=[.B80]/[.D80]" office:value-type="float" office:value="1.0006352489376" calcext:value-type="float">
            <text:p>1,0006352489</text:p>
          </table:table-cell>
          <table:table-cell table:formula="of:=[.C80]/[.D80]" office:value-type="float" office:value="0.934883784176062" calcext:value-type="float">
            <text:p>0,9348837842</text:p>
          </table:table-cell>
          <table:table-cell table:number-columns-repeated="6"/>
        </table:table-row>
        <table:table-row table:style-name="ro1">
          <table:table-cell office:value-type="float" office:value="7100000" calcext:value-type="float">
            <text:p>7100000</text:p>
          </table:table-cell>
          <table:table-cell office:value-type="float" office:value="52819" calcext:value-type="float">
            <text:p>52819</text:p>
          </table:table-cell>
          <table:table-cell office:value-type="float" office:value="49352" calcext:value-type="float">
            <text:p>49352</text:p>
          </table:table-cell>
          <table:table-cell table:formula="of:=[.I$2]*([.A81]/4096)*LN([.A81]/4096)/LN(2)" office:value-type="float" office:value="52780.3649719401" calcext:value-type="float">
            <text:p>52780,3649719401</text:p>
          </table:table-cell>
          <table:table-cell table:formula="of:=[.B81]/[.D81]" office:value-type="float" office:value="1.00073199622777" calcext:value-type="float">
            <text:p>1,0007319962</text:p>
          </table:table-cell>
          <table:table-cell table:formula="of:=[.C81]/[.D81]" office:value-type="float" office:value="0.935044689937959" calcext:value-type="float">
            <text:p>0,9350446899</text:p>
          </table:table-cell>
          <table:table-cell table:number-columns-repeated="6"/>
        </table:table-row>
        <table:table-row table:style-name="ro1">
          <table:table-cell office:value-type="float" office:value="7200000" calcext:value-type="float">
            <text:p>7200000</text:p>
          </table:table-cell>
          <table:table-cell office:value-type="float" office:value="53648" calcext:value-type="float">
            <text:p>53648</text:p>
          </table:table-cell>
          <table:table-cell office:value-type="float" office:value="50135" calcext:value-type="float">
            <text:p>50135</text:p>
          </table:table-cell>
          <table:table-cell table:formula="of:=[.I$2]*([.A82]/4096)*LN([.A82]/4096)/LN(2)" office:value-type="float" office:value="53624.1274747346" calcext:value-type="float">
            <text:p>53624,1274747346</text:p>
          </table:table-cell>
          <table:table-cell table:formula="of:=[.B82]/[.D82]" office:value-type="float" office:value="1.00044518253983" calcext:value-type="float">
            <text:p>1,0004451825</text:p>
          </table:table-cell>
          <table:table-cell table:formula="of:=[.C82]/[.D82]" office:value-type="float" office:value="0.934933627099507" calcext:value-type="float">
            <text:p>0,9349336271</text:p>
          </table:table-cell>
          <table:table-cell table:number-columns-repeated="6"/>
        </table:table-row>
        <table:table-row table:style-name="ro1">
          <table:table-cell office:value-type="float" office:value="7300000" calcext:value-type="float">
            <text:p>7300000</text:p>
          </table:table-cell>
          <table:table-cell office:value-type="float" office:value="54494" calcext:value-type="float">
            <text:p>54494</text:p>
          </table:table-cell>
          <table:table-cell office:value-type="float" office:value="50930" calcext:value-type="float">
            <text:p>50930</text:p>
          </table:table-cell>
          <table:table-cell table:formula="of:=[.I$2]*([.A83]/4096)*LN([.A83]/4096)/LN(2)" office:value-type="float" office:value="54469.2744441632" calcext:value-type="float">
            <text:p>54469,2744441632</text:p>
          </table:table-cell>
          <table:table-cell table:formula="of:=[.B83]/[.D83]" office:value-type="float" office:value="1.00045393583978" calcext:value-type="float">
            <text:p>1,0004539358</text:p>
          </table:table-cell>
          <table:table-cell table:formula="of:=[.C83]/[.D83]" office:value-type="float" office:value="0.935022552066646" calcext:value-type="float">
            <text:p>0,9350225521</text:p>
          </table:table-cell>
          <table:table-cell table:number-columns-repeated="6"/>
        </table:table-row>
        <table:table-row table:style-name="ro1">
          <table:table-cell office:value-type="float" office:value="7400000" calcext:value-type="float">
            <text:p>7400000</text:p>
          </table:table-cell>
          <table:table-cell office:value-type="float" office:value="55324" calcext:value-type="float">
            <text:p>55324</text:p>
          </table:table-cell>
          <table:table-cell office:value-type="float" office:value="51712" calcext:value-type="float">
            <text:p>51712</text:p>
          </table:table-cell>
          <table:table-cell table:formula="of:=[.I$2]*([.A84]/4096)*LN([.A84]/4096)/LN(2)" office:value-type="float" office:value="55315.7869137347" calcext:value-type="float">
            <text:p>55315,7869137347</text:p>
          </table:table-cell>
          <table:table-cell table:formula="of:=[.B84]/[.D84]" office:value-type="float" office:value="1.0001484763523" calcext:value-type="float">
            <text:p>1,0001484764</text:p>
          </table:table-cell>
          <table:table-cell table:formula="of:=[.C84]/[.D84]" office:value-type="float" office:value="0.934850661722398" calcext:value-type="float">
            <text:p>0,9348506617</text:p>
          </table:table-cell>
          <table:table-cell table:number-columns-repeated="6"/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56149" calcext:value-type="float">
            <text:p>56149</text:p>
          </table:table-cell>
          <table:table-cell office:value-type="float" office:value="52486" calcext:value-type="float">
            <text:p>52486</text:p>
          </table:table-cell>
          <table:table-cell table:formula="of:=[.I$2]*([.A85]/4096)*LN([.A85]/4096)/LN(2)" office:value-type="float" office:value="56163.6464296134" calcext:value-type="float">
            <text:p>56163,6464296134</text:p>
          </table:table-cell>
          <table:table-cell table:formula="of:=[.B85]/[.D85]" office:value-type="float" office:value="0.999739218684247" calcext:value-type="float">
            <text:p>0,9997392187</text:p>
          </table:table-cell>
          <table:table-cell table:formula="of:=[.C85]/[.D85]" office:value-type="float" office:value="0.934519094407049" calcext:value-type="float">
            <text:p>0,9345190944</text:p>
          </table:table-cell>
          <table:table-cell table:number-columns-repeated="6"/>
        </table:table-row>
        <table:table-row table:style-name="ro1">
          <table:table-cell office:value-type="float" office:value="7600000" calcext:value-type="float">
            <text:p>7600000</text:p>
          </table:table-cell>
          <table:table-cell office:value-type="float" office:value="56955" calcext:value-type="float">
            <text:p>56955</text:p>
          </table:table-cell>
          <table:table-cell office:value-type="float" office:value="53245" calcext:value-type="float">
            <text:p>53245</text:p>
          </table:table-cell>
          <table:table-cell table:formula="of:=[.I$2]*([.A86]/4096)*LN([.A86]/4096)/LN(2)" office:value-type="float" office:value="57012.8350301103" calcext:value-type="float">
            <text:p>57012,8350301103</text:p>
          </table:table-cell>
          <table:table-cell table:formula="of:=[.B86]/[.D86]" office:value-type="float" office:value="0.998985578772224" calcext:value-type="float">
            <text:p>0,9989855788</text:p>
          </table:table-cell>
          <table:table-cell table:formula="of:=[.C86]/[.D86]" office:value-type="float" office:value="0.933912512364622" calcext:value-type="float">
            <text:p>0,9339125124</text:p>
          </table:table-cell>
          <table:table-cell table:number-columns-repeated="6"/>
        </table:table-row>
        <table:table-row table:style-name="ro1">
          <table:table-cell office:value-type="float" office:value="7700000" calcext:value-type="float">
            <text:p>7700000</text:p>
          </table:table-cell>
          <table:table-cell office:value-type="float" office:value="57794" calcext:value-type="float">
            <text:p>57794</text:p>
          </table:table-cell>
          <table:table-cell office:value-type="float" office:value="54036" calcext:value-type="float">
            <text:p>54036</text:p>
          </table:table-cell>
          <table:table-cell table:formula="of:=[.I$2]*([.A87]/4096)*LN([.A87]/4096)/LN(2)" office:value-type="float" office:value="57863.3352262537" calcext:value-type="float">
            <text:p>57863,3352262537</text:p>
          </table:table-cell>
          <table:table-cell table:formula="of:=[.B87]/[.D87]" office:value-type="float" office:value="0.998801741621312" calcext:value-type="float">
            <text:p>0,9988017416</text:p>
          </table:table-cell>
          <table:table-cell table:formula="of:=[.C87]/[.D87]" office:value-type="float" office:value="0.933855606295622" calcext:value-type="float">
            <text:p>0,9338556063</text:p>
          </table:table-cell>
          <table:table-cell table:number-columns-repeated="6"/>
        </table:table-row>
        <table:table-row table:style-name="ro1">
          <table:table-cell office:value-type="float" office:value="7800000" calcext:value-type="float">
            <text:p>7800000</text:p>
          </table:table-cell>
          <table:table-cell office:value-type="float" office:value="58658" calcext:value-type="float">
            <text:p>58658</text:p>
          </table:table-cell>
          <table:table-cell office:value-type="float" office:value="54848" calcext:value-type="float">
            <text:p>54848</text:p>
          </table:table-cell>
          <table:table-cell table:formula="of:=[.I$2]*([.A88]/4096)*LN([.A88]/4096)/LN(2)" office:value-type="float" office:value="58715.12998337" calcext:value-type="float">
            <text:p>58715,12998337</text:p>
          </table:table-cell>
          <table:table-cell table:formula="of:=[.B88]/[.D88]" office:value-type="float" office:value="0.999026997242684" calcext:value-type="float">
            <text:p>0,9990269972</text:p>
          </table:table-cell>
          <table:table-cell table:formula="of:=[.C88]/[.D88]" office:value-type="float" office:value="0.934137419359111" calcext:value-type="float">
            <text:p>0,9341374194</text:p>
          </table:table-cell>
          <table:table-cell table:number-columns-repeated="6"/>
        </table:table-row>
        <table:table-row table:style-name="ro1">
          <table:table-cell office:value-type="float" office:value="7900000" calcext:value-type="float">
            <text:p>7900000</text:p>
          </table:table-cell>
          <table:table-cell office:value-type="float" office:value="59470" calcext:value-type="float">
            <text:p>59470</text:p>
          </table:table-cell>
          <table:table-cell office:value-type="float" office:value="55615" calcext:value-type="float">
            <text:p>55615</text:p>
          </table:table-cell>
          <table:table-cell table:formula="of:=[.I$2]*([.A89]/4096)*LN([.A89]/4096)/LN(2)" office:value-type="float" office:value="59568.2027036082" calcext:value-type="float">
            <text:p>59568,2027036082</text:p>
          </table:table-cell>
          <table:table-cell table:formula="of:=[.B89]/[.D89]" office:value-type="float" office:value="0.998351424096227" calcext:value-type="float">
            <text:p>0,9983514241</text:p>
          </table:table-cell>
          <table:table-cell table:formula="of:=[.C89]/[.D89]" office:value-type="float" office:value="0.933635689441931" calcext:value-type="float">
            <text:p>0,9336356894</text:p>
          </table:table-cell>
          <table:table-cell table:number-columns-repeated="6"/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60338" calcext:value-type="float">
            <text:p>60338</text:p>
          </table:table-cell>
          <table:table-cell office:value-type="float" office:value="56430" calcext:value-type="float">
            <text:p>56430</text:p>
          </table:table-cell>
          <table:table-cell table:formula="of:=[.I$2]*([.A90]/4096)*LN([.A90]/4096)/LN(2)" office:value-type="float" office:value="60422.5372093504" calcext:value-type="float">
            <text:p>60422,5372093504</text:p>
          </table:table-cell>
          <table:table-cell table:formula="of:=[.B90]/[.D90]" office:value-type="float" office:value="0.998600899378695" calcext:value-type="float">
            <text:p>0,9986008994</text:p>
          </table:table-cell>
          <table:table-cell table:formula="of:=[.C90]/[.D90]" office:value-type="float" office:value="0.93392304603964" calcext:value-type="float">
            <text:p>0,933923046</text:p>
          </table:table-cell>
          <table:table-cell table:number-columns-repeated="6"/>
        </table:table-row>
        <table:table-row table:style-name="ro1">
          <table:table-cell office:value-type="float" office:value="8100000" calcext:value-type="float">
            <text:p>8100000</text:p>
          </table:table-cell>
          <table:table-cell office:value-type="float" office:value="61158" calcext:value-type="float">
            <text:p>61158</text:p>
          </table:table-cell>
          <table:table-cell office:value-type="float" office:value="57202" calcext:value-type="float">
            <text:p>57202</text:p>
          </table:table-cell>
          <table:table-cell table:formula="of:=[.I$2]*([.A91]/4096)*LN([.A91]/4096)/LN(2)" office:value-type="float" office:value="61278.117727451" calcext:value-type="float">
            <text:p>61278,117727451</text:p>
          </table:table-cell>
          <table:table-cell table:formula="of:=[.B91]/[.D91]" office:value-type="float" office:value="0.998039794107494" calcext:value-type="float">
            <text:p>0,9980397941</text:p>
          </table:table-cell>
          <table:table-cell table:formula="of:=[.C91]/[.D91]" office:value-type="float" office:value="0.933481675374225" calcext:value-type="float">
            <text:p>0,9334816754</text:p>
          </table:table-cell>
          <table:table-cell table:number-columns-repeated="6"/>
        </table:table-row>
        <table:table-row table:style-name="ro1">
          <table:table-cell office:value-type="float" office:value="8200000" calcext:value-type="float">
            <text:p>8200000</text:p>
          </table:table-cell>
          <table:table-cell office:value-type="float" office:value="62007" calcext:value-type="float">
            <text:p>62007</text:p>
          </table:table-cell>
          <table:table-cell office:value-type="float" office:value="58006" calcext:value-type="float">
            <text:p>58006</text:p>
          </table:table-cell>
          <table:table-cell table:formula="of:=[.I$2]*([.A92]/4096)*LN([.A92]/4096)/LN(2)" office:value-type="float" office:value="62134.9288742549" calcext:value-type="float">
            <text:p>62134,9288742549</text:p>
          </table:table-cell>
          <table:table-cell table:formula="of:=[.B92]/[.D92]" office:value-type="float" office:value="0.99794111176157" calcext:value-type="float">
            <text:p>0,9979411118</text:p>
          </table:table-cell>
          <table:table-cell table:formula="of:=[.C92]/[.D92]" office:value-type="float" office:value="0.933548988482617" calcext:value-type="float">
            <text:p>0,9335489885</text:p>
          </table:table-cell>
          <table:table-cell table:number-columns-repeated="6"/>
        </table:table-row>
        <table:table-row table:style-name="ro1">
          <table:table-cell office:value-type="float" office:value="8300000" calcext:value-type="float">
            <text:p>8300000</text:p>
          </table:table-cell>
          <table:table-cell office:value-type="float" office:value="62851" calcext:value-type="float">
            <text:p>62851</text:p>
          </table:table-cell>
          <table:table-cell office:value-type="float" office:value="58799" calcext:value-type="float">
            <text:p>58799</text:p>
          </table:table-cell>
          <table:table-cell table:formula="of:=[.I$2]*([.A93]/4096)*LN([.A93]/4096)/LN(2)" office:value-type="float" office:value="62992.9556413462" calcext:value-type="float">
            <text:p>62992,9556413462</text:p>
          </table:table-cell>
          <table:table-cell table:formula="of:=[.B93]/[.D93]" office:value-type="float" office:value="0.997746483874253" calcext:value-type="float">
            <text:p>0,9977464839</text:p>
          </table:table-cell>
          <table:table-cell table:formula="of:=[.C93]/[.D93]" office:value-type="float" office:value="0.9334218310818" calcext:value-type="float">
            <text:p>0,9334218311</text:p>
          </table:table-cell>
          <table:table-cell table:number-columns-repeated="6"/>
        </table:table-row>
        <table:table-row table:style-name="ro1">
          <table:table-cell office:value-type="float" office:value="8400000" calcext:value-type="float">
            <text:p>8400000</text:p>
          </table:table-cell>
          <table:table-cell office:value-type="float" office:value="63682" calcext:value-type="float">
            <text:p>63682</text:p>
          </table:table-cell>
          <table:table-cell office:value-type="float" office:value="59581" calcext:value-type="float">
            <text:p>59581</text:p>
          </table:table-cell>
          <table:table-cell table:formula="of:=[.I$2]*([.A94]/4096)*LN([.A94]/4096)/LN(2)" office:value-type="float" office:value="63852.1833819845" calcext:value-type="float">
            <text:p>63852,1833819845</text:p>
          </table:table-cell>
          <table:table-cell table:formula="of:=[.B94]/[.D94]" office:value-type="float" office:value="0.997334728853884" calcext:value-type="float">
            <text:p>0,9973347289</text:p>
          </table:table-cell>
          <table:table-cell table:formula="of:=[.C94]/[.D94]" office:value-type="float" office:value="0.933108264185221" calcext:value-type="float">
            <text:p>0,9331082642</text:p>
          </table:table-cell>
          <table:table-cell table:number-columns-repeated="6"/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64630" calcext:value-type="float">
            <text:p>64630</text:p>
          </table:table-cell>
          <table:table-cell office:value-type="float" office:value="60480" calcext:value-type="float">
            <text:p>60480</text:p>
          </table:table-cell>
          <table:table-cell table:formula="of:=[.I$2]*([.A95]/4096)*LN([.A95]/4096)/LN(2)" office:value-type="float" office:value="64712.597798186" calcext:value-type="float">
            <text:p>64712,597798186</text:p>
          </table:table-cell>
          <table:table-cell table:formula="of:=[.B95]/[.D95]" office:value-type="float" office:value="0.998723621041399" calcext:value-type="float">
            <text:p>0,998723621</text:p>
          </table:table-cell>
          <table:table-cell table:formula="of:=[.C95]/[.D95]" office:value-type="float" office:value="0.934593913052511" calcext:value-type="float">
            <text:p>0,9345939131</text:p>
          </table:table-cell>
          <table:table-cell table:number-columns-repeated="6"/>
        </table:table-row>
        <table:table-row table:style-name="ro1">
          <table:table-cell office:value-type="float" office:value="8600000" calcext:value-type="float">
            <text:p>8600000</text:p>
          </table:table-cell>
          <table:table-cell office:value-type="float" office:value="65454" calcext:value-type="float">
            <text:p>65454</text:p>
          </table:table-cell>
          <table:table-cell office:value-type="float" office:value="61257" calcext:value-type="float">
            <text:p>61257</text:p>
          </table:table-cell>
          <table:table-cell table:formula="of:=[.I$2]*([.A96]/4096)*LN([.A96]/4096)/LN(2)" office:value-type="float" office:value="65574.1849284138" calcext:value-type="float">
            <text:p>65574,1849284138</text:p>
          </table:table-cell>
          <table:table-cell table:formula="of:=[.B96]/[.D96]" office:value-type="float" office:value="0.99816719142533" calcext:value-type="float">
            <text:p>0,9981671914</text:p>
          </table:table-cell>
          <table:table-cell table:formula="of:=[.C96]/[.D96]" office:value-type="float" office:value="0.934163345939766" calcext:value-type="float">
            <text:p>0,9341633459</text:p>
          </table:table-cell>
          <table:table-cell table:number-columns-repeated="6"/>
        </table:table-row>
        <table:table-row table:style-name="ro1">
          <table:table-cell office:value-type="float" office:value="8700000" calcext:value-type="float">
            <text:p>8700000</text:p>
          </table:table-cell>
          <table:table-cell office:value-type="float" office:value="66366" calcext:value-type="float">
            <text:p>66366</text:p>
          </table:table-cell>
          <table:table-cell office:value-type="float" office:value="62118" calcext:value-type="float">
            <text:p>62118</text:p>
          </table:table-cell>
          <table:table-cell table:formula="of:=[.I$2]*([.A97]/4096)*LN([.A97]/4096)/LN(2)" office:value-type="float" office:value="66436.9311358399" calcext:value-type="float">
            <text:p>66436,9311358399</text:p>
          </table:table-cell>
          <table:table-cell table:formula="of:=[.B97]/[.D97]" office:value-type="float" office:value="0.998932353818467" calcext:value-type="float">
            <text:p>0,9989323538</text:p>
          </table:table-cell>
          <table:table-cell table:formula="of:=[.C97]/[.D97]" office:value-type="float" office:value="0.934992013297405" calcext:value-type="float">
            <text:p>0,9349920133</text:p>
          </table:table-cell>
          <table:table-cell table:number-columns-repeated="6"/>
        </table:table-row>
        <table:table-row table:style-name="ro1">
          <table:table-cell office:value-type="float" office:value="8800000" calcext:value-type="float">
            <text:p>8800000</text:p>
          </table:table-cell>
          <table:table-cell office:value-type="float" office:value="67195" calcext:value-type="float">
            <text:p>67195</text:p>
          </table:table-cell>
          <table:table-cell office:value-type="float" office:value="62900" calcext:value-type="float">
            <text:p>62900</text:p>
          </table:table-cell>
          <table:table-cell table:formula="of:=[.I$2]*([.A98]/4096)*LN([.A98]/4096)/LN(2)" office:value-type="float" office:value="67300.8230971479" calcext:value-type="float">
            <text:p>67300,8230971479</text:p>
          </table:table-cell>
          <table:table-cell table:formula="of:=[.B98]/[.D98]" office:value-type="float" office:value="0.998427610654997" calcext:value-type="float">
            <text:p>0,9984276107</text:p>
          </table:table-cell>
          <table:table-cell table:formula="of:=[.C98]/[.D98]" office:value-type="float" office:value="0.934609669025959" calcext:value-type="float">
            <text:p>0,934609669</text:p>
          </table:table-cell>
          <table:table-cell table:number-columns-repeated="6"/>
        </table:table-row>
        <table:table-row table:style-name="ro1">
          <table:table-cell office:value-type="float" office:value="8900000" calcext:value-type="float">
            <text:p>8900000</text:p>
          </table:table-cell>
          <table:table-cell office:value-type="float" office:value="68103" calcext:value-type="float">
            <text:p>68103</text:p>
          </table:table-cell>
          <table:table-cell office:value-type="float" office:value="63760" calcext:value-type="float">
            <text:p>63760</text:p>
          </table:table-cell>
          <table:table-cell table:formula="of:=[.I$2]*([.A99]/4096)*LN([.A99]/4096)/LN(2)" office:value-type="float" office:value="68165.8477918434" calcext:value-type="float">
            <text:p>68165,8477918434</text:p>
          </table:table-cell>
          <table:table-cell table:formula="of:=[.B99]/[.D99]" office:value-type="float" office:value="0.999078016427884" calcext:value-type="float">
            <text:p>0,9990780164</text:p>
          </table:table-cell>
          <table:table-cell table:formula="of:=[.C99]/[.D99]" office:value-type="float" office:value="0.935365759620603" calcext:value-type="float">
            <text:p>0,9353657596</text:p>
          </table:table-cell>
          <table:table-cell table:number-columns-repeated="6"/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69013" calcext:value-type="float">
            <text:p>69013</text:p>
          </table:table-cell>
          <table:table-cell office:value-type="float" office:value="64615" calcext:value-type="float">
            <text:p>64615</text:p>
          </table:table-cell>
          <table:table-cell table:formula="of:=[.I$2]*([.A100]/4096)*LN([.A100]/4096)/LN(2)" office:value-type="float" office:value="69031.9924920465" calcext:value-type="float">
            <text:p>69031,9924920465</text:p>
          </table:table-cell>
          <table:table-cell table:formula="of:=[.B100]/[.D100]" office:value-type="float" office:value="0.999724874056784" calcext:value-type="float">
            <text:p>0,9997248741</text:p>
          </table:table-cell>
          <table:table-cell table:formula="of:=[.C100]/[.D100]" office:value-type="float" office:value="0.936015283166636" calcext:value-type="float">
            <text:p>0,9360152832</text:p>
          </table:table-cell>
          <table:table-cell table:number-columns-repeated="6"/>
        </table:table-row>
        <table:table-row table:style-name="ro1">
          <table:table-cell office:value-type="float" office:value="9100000" calcext:value-type="float">
            <text:p>9100000</text:p>
          </table:table-cell>
          <table:table-cell office:value-type="float" office:value="69886" calcext:value-type="float">
            <text:p>69886</text:p>
          </table:table-cell>
          <table:table-cell office:value-type="float" office:value="65442" calcext:value-type="float">
            <text:p>65442</text:p>
          </table:table-cell>
          <table:table-cell table:formula="of:=[.I$2]*([.A101]/4096)*LN([.A101]/4096)/LN(2)" office:value-type="float" office:value="69899.2447527364" calcext:value-type="float">
            <text:p>69899,2447527364</text:p>
          </table:table-cell>
          <table:table-cell table:formula="of:=[.B101]/[.D101]" office:value-type="float" office:value="0.999810516511541" calcext:value-type="float">
            <text:p>0,9998105165</text:p>
          </table:table-cell>
          <table:table-cell table:formula="of:=[.C101]/[.D101]" office:value-type="float" office:value="0.93623329166855" calcext:value-type="float">
            <text:p>0,9362332917</text:p>
          </table:table-cell>
          <table:table-cell table:number-columns-repeated="6"/>
        </table:table-row>
        <table:table-row table:style-name="ro1">
          <table:table-cell office:value-type="float" office:value="9200000" calcext:value-type="float">
            <text:p>9200000</text:p>
          </table:table-cell>
          <table:table-cell office:value-type="float" office:value="70792" calcext:value-type="float">
            <text:p>70792</text:p>
          </table:table-cell>
          <table:table-cell office:value-type="float" office:value="66297" calcext:value-type="float">
            <text:p>66297</text:p>
          </table:table-cell>
          <table:table-cell table:formula="of:=[.I$2]*([.A102]/4096)*LN([.A102]/4096)/LN(2)" office:value-type="float" office:value="70767.5924024261" calcext:value-type="float">
            <text:p>70767,5924024261</text:p>
          </table:table-cell>
          <table:table-cell table:formula="of:=[.B102]/[.D102]" office:value-type="float" office:value="1.00034489795039" calcext:value-type="float">
            <text:p>1,000344898</text:p>
          </table:table-cell>
          <table:table-cell table:formula="of:=[.C102]/[.D102]" office:value-type="float" office:value="0.936827123113025" calcext:value-type="float">
            <text:p>0,9368271231</text:p>
          </table:table-cell>
          <table:table-cell table:number-columns-repeated="6"/>
        </table:table-row>
        <table:table-row table:style-name="ro1">
          <table:table-cell office:value-type="float" office:value="9300000" calcext:value-type="float">
            <text:p>9300000</text:p>
          </table:table-cell>
          <table:table-cell office:value-type="float" office:value="71682" calcext:value-type="float">
            <text:p>71682</text:p>
          </table:table-cell>
          <table:table-cell office:value-type="float" office:value="67142" calcext:value-type="float">
            <text:p>67142</text:p>
          </table:table-cell>
          <table:table-cell table:formula="of:=[.I$2]*([.A103]/4096)*LN([.A103]/4096)/LN(2)" office:value-type="float" office:value="71637.0235342419" calcext:value-type="float">
            <text:p>71637,0235342419</text:p>
          </table:table-cell>
          <table:table-cell table:formula="of:=[.B103]/[.D103]" office:value-type="float" office:value="1.00062783828165" calcext:value-type="float">
            <text:p>1,0006278383</text:p>
          </table:table-cell>
          <table:table-cell table:formula="of:=[.C103]/[.D103]" office:value-type="float" office:value="0.937252787560425" calcext:value-type="float">
            <text:p>0,9372527876</text:p>
          </table:table-cell>
          <table:table-cell table:number-columns-repeated="6"/>
        </table:table-row>
        <table:table-row table:style-name="ro1">
          <table:table-cell office:value-type="float" office:value="9400000" calcext:value-type="float">
            <text:p>9400000</text:p>
          </table:table-cell>
          <table:table-cell office:value-type="float" office:value="72539" calcext:value-type="float">
            <text:p>72539</text:p>
          </table:table-cell>
          <table:table-cell office:value-type="float" office:value="67951" calcext:value-type="float">
            <text:p>67951</text:p>
          </table:table-cell>
          <table:table-cell table:formula="of:=[.I$2]*([.A104]/4096)*LN([.A104]/4096)/LN(2)" office:value-type="float" office:value="72507.5264973869" calcext:value-type="float">
            <text:p>72507,5264973869</text:p>
          </table:table-cell>
          <table:table-cell table:formula="of:=[.B104]/[.D104]" office:value-type="float" office:value="1.00043407221476" calcext:value-type="float">
            <text:p>1,0004340722</text:p>
          </table:table-cell>
          <table:table-cell table:formula="of:=[.C104]/[.D104]" office:value-type="float" office:value="0.937157882533049" calcext:value-type="float">
            <text:p>0,9371578825</text:p>
          </table:table-cell>
          <table:table-cell table:number-columns-repeated="6"/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73450" calcext:value-type="float">
            <text:p>73450</text:p>
          </table:table-cell>
          <table:table-cell office:value-type="float" office:value="68813" calcext:value-type="float">
            <text:p>68813</text:p>
          </table:table-cell>
          <table:table-cell table:formula="of:=[.I$2]*([.A105]/4096)*LN([.A105]/4096)/LN(2)" office:value-type="float" office:value="73379.0898889676" calcext:value-type="float">
            <text:p>73379,0898889676</text:p>
          </table:table-cell>
          <table:table-cell table:formula="of:=[.B105]/[.D105]" office:value-type="float" office:value="1.00096635310059" calcext:value-type="float">
            <text:p>1,0009663531</text:p>
          </table:table-cell>
          <table:table-cell table:formula="of:=[.C105]/[.D105]" office:value-type="float" office:value="0.937773964001507" calcext:value-type="float">
            <text:p>0,937773964</text:p>
          </table:table-cell>
          <table:table-cell table:number-columns-repeated="6"/>
        </table:table-row>
        <table:table-row table:style-name="ro1">
          <table:table-cell office:value-type="float" office:value="9600000" calcext:value-type="float">
            <text:p>9600000</text:p>
          </table:table-cell>
          <table:table-cell office:value-type="float" office:value="74339" calcext:value-type="float">
            <text:p>74339</text:p>
          </table:table-cell>
          <table:table-cell office:value-type="float" office:value="69654" calcext:value-type="float">
            <text:p>69654</text:p>
          </table:table-cell>
          <table:table-cell table:formula="of:=[.I$2]*([.A106]/4096)*LN([.A106]/4096)/LN(2)" office:value-type="float" office:value="74251.702546165" calcext:value-type="float">
            <text:p>74251,702546165</text:p>
          </table:table-cell>
          <table:table-cell table:formula="of:=[.B106]/[.D106]" office:value-type="float" office:value="1.00117569632536" calcext:value-type="float">
            <text:p>1,0011756963</text:p>
          </table:table-cell>
          <table:table-cell table:formula="of:=[.C106]/[.D106]" office:value-type="float" office:value="0.938079500018112" calcext:value-type="float">
            <text:p>0,9380795</text:p>
          </table:table-cell>
          <table:table-cell table:number-columns-repeated="6"/>
        </table:table-row>
        <table:table-row table:style-name="ro1">
          <table:table-cell office:value-type="float" office:value="9700000" calcext:value-type="float">
            <text:p>9700000</text:p>
          </table:table-cell>
          <table:table-cell office:value-type="float" office:value="75241" calcext:value-type="float">
            <text:p>75241</text:p>
          </table:table-cell>
          <table:table-cell office:value-type="float" office:value="70505" calcext:value-type="float">
            <text:p>70505</text:p>
          </table:table-cell>
          <table:table-cell table:formula="of:=[.I$2]*([.A107]/4096)*LN([.A107]/4096)/LN(2)" office:value-type="float" office:value="75125.3535387314" calcext:value-type="float">
            <text:p>75125,3535387314</text:p>
          </table:table-cell>
          <table:table-cell table:formula="of:=[.B107]/[.D107]" office:value-type="float" office:value="1.0015393799273" calcext:value-type="float">
            <text:p>1,0015393799</text:p>
          </table:table-cell>
          <table:table-cell table:formula="of:=[.C107]/[.D107]" office:value-type="float" office:value="0.938498079262291" calcext:value-type="float">
            <text:p>0,9384980793</text:p>
          </table:table-cell>
          <table:table-cell table:number-columns-repeated="6"/>
        </table:table-row>
        <table:table-row table:style-name="ro1">
          <table:table-cell office:value-type="float" office:value="9800000" calcext:value-type="float">
            <text:p>9800000</text:p>
          </table:table-cell>
          <table:table-cell office:value-type="float" office:value="76091" calcext:value-type="float">
            <text:p>76091</text:p>
          </table:table-cell>
          <table:table-cell office:value-type="float" office:value="71307" calcext:value-type="float">
            <text:p>71307</text:p>
          </table:table-cell>
          <table:table-cell table:formula="of:=[.I$2]*([.A108]/4096)*LN([.A108]/4096)/LN(2)" office:value-type="float" office:value="76000.0321617973" calcext:value-type="float">
            <text:p>76000,0321617973</text:p>
          </table:table-cell>
          <table:table-cell table:formula="of:=[.B108]/[.D108]" office:value-type="float" office:value="1.00119694473298" calcext:value-type="float">
            <text:p>1,0011969447</text:p>
          </table:table-cell>
          <table:table-cell table:formula="of:=[.C108]/[.D108]" office:value-type="float" office:value="0.938249602950085" calcext:value-type="float">
            <text:p>0,938249603</text:p>
          </table:table-cell>
          <table:table-cell table:number-columns-repeated="6"/>
        </table:table-row>
        <table:table-row table:style-name="ro1">
          <table:table-cell office:value-type="float" office:value="9900000" calcext:value-type="float">
            <text:p>9900000</text:p>
          </table:table-cell>
          <table:table-cell office:value-type="float" office:value="76986" calcext:value-type="float">
            <text:p>76986</text:p>
          </table:table-cell>
          <table:table-cell office:value-type="float" office:value="72155" calcext:value-type="float">
            <text:p>72155</text:p>
          </table:table-cell>
          <table:table-cell table:formula="of:=[.I$2]*([.A109]/4096)*LN([.A109]/4096)/LN(2)" office:value-type="float" office:value="76875.7279289713" calcext:value-type="float">
            <text:p>76875,7279289713</text:p>
          </table:table-cell>
          <table:table-cell table:formula="of:=[.B109]/[.D109]" office:value-type="float" office:value="1.00143441986176" calcext:value-type="float">
            <text:p>1,0014344199</text:p>
          </table:table-cell>
          <table:table-cell table:formula="of:=[.C109]/[.D109]" office:value-type="float" office:value="0.938592738486548" calcext:value-type="float">
            <text:p>0,9385927385</text:p>
          </table:table-cell>
          <table:table-cell table:number-columns-repeated="6"/>
        </table:table-row>
        <table:table-row table:style-name="ro1">
          <table:table-cell table:style-name="ce3" office:value-type="float" office:value="10000000" calcext:value-type="float">
            <text:p>10000000</text:p>
          </table:table-cell>
          <table:table-cell table:style-name="ce3" office:value-type="float" office:value="77915" calcext:value-type="float">
            <text:p>77915</text:p>
          </table:table-cell>
          <table:table-cell table:style-name="ce3" office:value-type="float" office:value="73034" calcext:value-type="float">
            <text:p>73034</text:p>
          </table:table-cell>
          <table:table-cell table:style-name="ce3" table:formula="of:=[.I$2]*([.A110]/4096)*LN([.A110]/4096)/LN(2)" office:value-type="float" office:value="77752.4305657193" calcext:value-type="float">
            <text:p>77752,4305657193</text:p>
          </table:table-cell>
          <table:table-cell table:style-name="ce3" table:formula="of:=[.B110]/[.D110]" office:value-type="float" office:value="1.00209085983676" calcext:value-type="float">
            <text:p>1,0020908598</text:p>
          </table:table-cell>
          <table:table-cell table:style-name="ce3" table:formula="of:=[.C110]/[.D110]" office:value-type="float" office:value="0.939314687253009" calcext:value-type="float">
            <text:p>0,939314687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4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4T18:48:12.007000000</meta:creation-date>
    <dc:date>2015-01-24T19:09:39.144000000</dc:date>
    <meta:editing-duration>PT21M26S</meta:editing-duration>
    <meta:editing-cycles>12</meta:editing-cycles>
    <meta:generator>LibreOffice/4.3.5.2$Windows_x86 LibreOffice_project/3a87456aaa6a95c63eea1c1b3201acedf0751bd5</meta:generator>
    <meta:document-statistic meta:table-count="1" meta:cell-count="6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12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6.521cm" svg:height="20.959cm" xlink:href=".." xlink:type="simple" chart:class="chart:scatter" chart:style-name="ch1">
        <chart:legend svg:x="7.637cm" svg:y="3.011cm" style:legend-expansion="custom" chartooo:width="4.351cm" chartooo:height="1.711cm" style:legend-expansion-aspect-ratio="2.54295733489188" chart:style-name="ch2"/>
        <chart:plot-area chart:style-name="ch3" table:cell-range-address="Лист1.A2:Лист1.D110" svg:x="0.73cm" svg:y="0.419cm" svg:width="35.061cm" svg:height="20.121cm">
          <chartooo:coordinate-region svg:x="1.907cm" svg:y="0.618cm" svg:width="33.141cm" svg:height="19.275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B2:Лист1.B110" chart:class="chart:scatter">
            <chart:domain table:cell-range-address="Лист1.A2:Лист1.A110"/>
            <chart:data-point chart:repeated="109"/>
          </chart:series>
          <chart:series chart:style-name="ch7" chart:values-cell-range-address="Лист1.C2:Лист1.C110" chart:class="chart:scatter">
            <chart:data-point chart:repeated="109"/>
          </chart:series>
          <chart:series chart:style-name="ch8" chart:values-cell-range-address="Лист1.D2:Лист1.D110" chart:class="chart:scatter">
            <chart:data-point chart:repeated="10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Лист1.A2:Лист1.A110</svg:desc>
                </draw:g>
              </table:table-cell>
              <table:table-cell office:value-type="float" office:value="13">
                <text:p>13</text:p>
                <draw:g>
                  <svg:desc>Лист1.B2:Лист1.B110</svg:desc>
                </draw:g>
              </table:table-cell>
              <table:table-cell office:value-type="float" office:value="10">
                <text:p>10</text:p>
                <draw:g>
                  <svg:desc>Лист1.C2:Лист1.C110</svg:desc>
                </draw:g>
              </table:table-cell>
              <table:table-cell office:value-type="float" office:value="8.89703621612535">
                <text:p>8.89703621612535</text:p>
                <draw:g>
                  <svg:desc>Лист1.D2:Лист1.D1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32">
                <text:p>32</text:p>
              </table:table-cell>
              <table:table-cell office:value-type="float" office:value="25">
                <text:p>25</text:p>
              </table:table-cell>
              <table:table-cell office:value-type="float" office:value="31.6124318072507">
                <text:p>31.61243180725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64">
                <text:p>64</text:p>
              </table:table-cell>
              <table:table-cell office:value-type="float" office:value="51">
                <text:p>51</text:p>
              </table:table-cell>
              <table:table-cell office:value-type="float" office:value="59.5434807946715">
                <text:p>59.54348079467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90">
                <text:p>90</text:p>
              </table:table-cell>
              <table:table-cell office:value-type="float" office:value="73">
                <text:p>73</text:p>
              </table:table-cell>
              <table:table-cell office:value-type="float" office:value="90.8615823645014">
                <text:p>90.86158236450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129">
                <text:p>129</text:p>
              </table:table-cell>
              <table:table-cell office:value-type="float" office:value="106">
                <text:p>106</text:p>
              </table:table-cell>
              <table:table-cell office:value-type="float" office:value="124.698273225783">
                <text:p>124.6982732257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">
                <text:p>60000</text:p>
              </table:table-cell>
              <table:table-cell office:value-type="float" office:value="154">
                <text:p>154</text:p>
              </table:table-cell>
              <table:table-cell office:value-type="float" office:value="127">
                <text:p>127</text:p>
              </table:table-cell>
              <table:table-cell office:value-type="float" office:value="160.542039714343">
                <text:p>160.5420397143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">
                <text:p>70000</text:p>
              </table:table-cell>
              <table:table-cell office:value-type="float" office:value="205">
                <text:p>205</text:p>
              </table:table-cell>
              <table:table-cell office:value-type="float" office:value="172">
                <text:p>172</text:p>
              </table:table-cell>
              <table:table-cell office:value-type="float" office:value="198.054890734462">
                <text:p>198.0548907344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">
                <text:p>80000</text:p>
              </table:table-cell>
              <table:table-cell office:value-type="float" office:value="235">
                <text:p>235</text:p>
              </table:table-cell>
              <table:table-cell office:value-type="float" office:value="198">
                <text:p>198</text:p>
              </table:table-cell>
              <table:table-cell office:value-type="float" office:value="236.996602229003">
                <text:p>236.9966022290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">
                <text:p>90000</text:p>
              </table:table-cell>
              <table:table-cell office:value-type="float" office:value="266">
                <text:p>266</text:p>
              </table:table-cell>
              <table:table-cell office:value-type="float" office:value="225">
                <text:p>225</text:p>
              </table:table-cell>
              <table:table-cell office:value-type="float" office:value="277.187558822901">
                <text:p>277.1875588229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318">
                <text:p>318</text:p>
              </table:table-cell>
              <table:table-cell office:value-type="float" office:value="271">
                <text:p>271</text:p>
              </table:table-cell>
              <table:table-cell office:value-type="float" office:value="318.488343326567">
                <text:p>318.4883433265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0">
                <text:p>200000</text:p>
              </table:table-cell>
              <table:table-cell office:value-type="float" office:value="746">
                <text:p>746</text:p>
              </table:table-cell>
              <table:table-cell office:value-type="float" office:value="651">
                <text:p>651</text:p>
              </table:table-cell>
              <table:table-cell office:value-type="float" office:value="775.160280403134">
                <text:p>775.1602804031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0">
                <text:p>300000</text:p>
              </table:table-cell>
              <table:table-cell office:value-type="float" office:value="1262">
                <text:p>1262</text:p>
              </table:table-cell>
              <table:table-cell office:value-type="float" office:value="1117">
                <text:p>1117</text:p>
              </table:table-cell>
              <table:table-cell office:value-type="float" office:value="1283.98875144266">
                <text:p>1283.988751442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000">
                <text:p>400000</text:p>
              </table:table-cell>
              <table:table-cell office:value-type="float" office:value="1784">
                <text:p>1784</text:p>
              </table:table-cell>
              <table:table-cell office:value-type="float" office:value="1591">
                <text:p>1591</text:p>
              </table:table-cell>
              <table:table-cell office:value-type="float" office:value="1826.68774830627">
                <text:p>1826.687748306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000">
                <text:p>500000</text:p>
              </table:table-cell>
              <table:table-cell office:value-type="float" office:value="2339">
                <text:p>2339</text:p>
              </table:table-cell>
              <table:table-cell office:value-type="float" office:value="2096">
                <text:p>2096</text:p>
              </table:table-cell>
              <table:table-cell office:value-type="float" office:value="2394.5726380844">
                <text:p>2394.57263808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00">
                <text:p>600000</text:p>
              </table:table-cell>
              <table:table-cell office:value-type="float" office:value="2928">
                <text:p>2928</text:p>
              </table:table-cell>
              <table:table-cell office:value-type="float" office:value="2637">
                <text:p>2637</text:p>
              </table:table-cell>
              <table:table-cell office:value-type="float" office:value="2982.52828413531">
                <text:p>2982.528284135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000">
                <text:p>700000</text:p>
              </table:table-cell>
              <table:table-cell office:value-type="float" office:value="3528">
                <text:p>3528</text:p>
              </table:table-cell>
              <table:table-cell office:value-type="float" office:value="3189">
                <text:p>3189</text:p>
              </table:table-cell>
              <table:table-cell office:value-type="float" office:value="3587.17477550182">
                <text:p>3587.174775501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000">
                <text:p>800000</text:p>
              </table:table-cell>
              <table:table-cell office:value-type="float" office:value="4146">
                <text:p>4146</text:p>
              </table:table-cell>
              <table:table-cell office:value-type="float" office:value="3757">
                <text:p>3757</text:p>
              </table:table-cell>
              <table:table-cell office:value-type="float" office:value="4206.10987161254">
                <text:p>4206.109871612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00">
                <text:p>900000</text:p>
              </table:table-cell>
              <table:table-cell office:value-type="float" office:value="4753">
                <text:p>4753</text:p>
              </table:table-cell>
              <table:table-cell office:value-type="float" office:value="4316">
                <text:p>4316</text:p>
              </table:table-cell>
              <table:table-cell office:value-type="float" office:value="4837.53741871683">
                <text:p>4837.537418716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0">
                <text:p>1000000</text:p>
              </table:table-cell>
              <table:table-cell office:value-type="float" office:value="5389">
                <text:p>5389</text:p>
              </table:table-cell>
              <table:table-cell office:value-type="float" office:value="4902">
                <text:p>4902</text:p>
              </table:table-cell>
              <table:table-cell office:value-type="float" office:value="5480.0632449188">
                <text:p>5480.06324491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0000">
                <text:p>1100000</text:p>
              </table:table-cell>
              <table:table-cell office:value-type="float" office:value="6023">
                <text:p>6023</text:p>
              </table:table-cell>
              <table:table-cell office:value-type="float" office:value="5488">
                <text:p>5488</text:p>
              </table:table-cell>
              <table:table-cell office:value-type="float" office:value="6132.57359026848">
                <text:p>6132.573590268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00000">
                <text:p>1200000</text:p>
              </table:table-cell>
              <table:table-cell office:value-type="float" office:value="6683">
                <text:p>6683</text:p>
              </table:table-cell>
              <table:table-cell office:value-type="float" office:value="6100">
                <text:p>6100</text:p>
              </table:table-cell>
              <table:table-cell office:value-type="float" office:value="6794.15813077062">
                <text:p>6794.158130770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00000">
                <text:p>1300000</text:p>
              </table:table-cell>
              <table:table-cell office:value-type="float" office:value="7386">
                <text:p>7386</text:p>
              </table:table-cell>
              <table:table-cell office:value-type="float" office:value="6753">
                <text:p>6753</text:p>
              </table:table-cell>
              <table:table-cell office:value-type="float" office:value="7464.05884484719">
                <text:p>7464.058844847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00000">
                <text:p>1400000</text:p>
              </table:table-cell>
              <table:table-cell office:value-type="float" office:value="8045">
                <text:p>8045</text:p>
              </table:table-cell>
              <table:table-cell office:value-type="float" office:value="7364">
                <text:p>7364</text:p>
              </table:table-cell>
              <table:table-cell office:value-type="float" office:value="8141.63470725363">
                <text:p>8141.634707253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0000">
                <text:p>1500000</text:p>
              </table:table-cell>
              <table:table-cell office:value-type="float" office:value="8754">
                <text:p>8754</text:p>
              </table:table-cell>
              <table:table-cell office:value-type="float" office:value="8023">
                <text:p>8023</text:p>
              </table:table-cell>
              <table:table-cell office:value-type="float" office:value="8826.33652156798">
                <text:p>8826.336521567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0000">
                <text:p>1600000</text:p>
              </table:table-cell>
              <table:table-cell office:value-type="float" office:value="9424">
                <text:p>9424</text:p>
              </table:table-cell>
              <table:table-cell office:value-type="float" office:value="8645">
                <text:p>8645</text:p>
              </table:table-cell>
              <table:table-cell office:value-type="float" office:value="9517.68849322507">
                <text:p>9517.688493225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00000">
                <text:p>1700000</text:p>
              </table:table-cell>
              <table:table-cell office:value-type="float" office:value="10130">
                <text:p>10130</text:p>
              </table:table-cell>
              <table:table-cell office:value-type="float" office:value="9300">
                <text:p>9300</text:p>
              </table:table-cell>
              <table:table-cell office:value-type="float" office:value="10215.2744267019">
                <text:p>10215.27442670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00000">
                <text:p>1800000</text:p>
              </table:table-cell>
              <table:table-cell office:value-type="float" office:value="10814">
                <text:p>10814</text:p>
              </table:table-cell>
              <table:table-cell office:value-type="float" office:value="9936">
                <text:p>9936</text:p>
              </table:table-cell>
              <table:table-cell office:value-type="float" office:value="10918.7271811837">
                <text:p>10918.72718118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00000">
                <text:p>1900000</text:p>
              </table:table-cell>
              <table:table-cell office:value-type="float" office:value="11486">
                <text:p>11486</text:p>
              </table:table-cell>
              <table:table-cell office:value-type="float" office:value="10561">
                <text:p>10561</text:p>
              </table:table-cell>
              <table:table-cell office:value-type="float" office:value="11627.7204762776">
                <text:p>11627.72047627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0000">
                <text:p>2000000</text:p>
              </table:table-cell>
              <table:table-cell office:value-type="float" office:value="12194">
                <text:p>12194</text:p>
              </table:table-cell>
              <table:table-cell office:value-type="float" office:value="11219">
                <text:p>11219</text:p>
              </table:table-cell>
              <table:table-cell office:value-type="float" office:value="12341.9624273376">
                <text:p>12341.96242733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0000">
                <text:p>2100000</text:p>
              </table:table-cell>
              <table:table-cell office:value-type="float" office:value="12893">
                <text:p>12893</text:p>
              </table:table-cell>
              <table:table-cell office:value-type="float" office:value="11870">
                <text:p>11870</text:p>
              </table:table-cell>
              <table:table-cell office:value-type="float" office:value="13061.1903767461">
                <text:p>13061.19037674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00000">
                <text:p>2200000</text:p>
              </table:table-cell>
              <table:table-cell office:value-type="float" office:value="13650">
                <text:p>13650</text:p>
              </table:table-cell>
              <table:table-cell office:value-type="float" office:value="12577">
                <text:p>12577</text:p>
              </table:table-cell>
              <table:table-cell office:value-type="float" office:value="13785.166711787">
                <text:p>13785.1667117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00000">
                <text:p>2300000</text:p>
              </table:table-cell>
              <table:table-cell office:value-type="float" office:value="14372">
                <text:p>14372</text:p>
              </table:table-cell>
              <table:table-cell office:value-type="float" office:value="13251">
                <text:p>13251</text:p>
              </table:table-cell>
              <table:table-cell office:value-type="float" office:value="14513.6754443565">
                <text:p>14513.67544435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00000">
                <text:p>2400000</text:p>
              </table:table-cell>
              <table:table-cell office:value-type="float" office:value="15115">
                <text:p>15115</text:p>
              </table:table-cell>
              <table:table-cell office:value-type="float" office:value="13946">
                <text:p>13946</text:p>
              </table:table-cell>
              <table:table-cell office:value-type="float" office:value="15246.5193865412">
                <text:p>15246.51938654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00000">
                <text:p>2500000</text:p>
              </table:table-cell>
              <table:table-cell office:value-type="float" office:value="15883">
                <text:p>15883</text:p>
              </table:table-cell>
              <table:table-cell office:value-type="float" office:value="14664">
                <text:p>14664</text:p>
              </table:table-cell>
              <table:table-cell office:value-type="float" office:value="15983.5177976798">
                <text:p>15983.51779767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00000">
                <text:p>2600000</text:p>
              </table:table-cell>
              <table:table-cell office:value-type="float" office:value="16611">
                <text:p>16611</text:p>
              </table:table-cell>
              <table:table-cell office:value-type="float" office:value="15344">
                <text:p>15344</text:p>
              </table:table-cell>
              <table:table-cell office:value-type="float" office:value="16724.5044084444">
                <text:p>16724.50440844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00000">
                <text:p>2700000</text:p>
              </table:table-cell>
              <table:table-cell office:value-type="float" office:value="17392">
                <text:p>17392</text:p>
              </table:table-cell>
              <table:table-cell office:value-type="float" office:value="16075">
                <text:p>16075</text:p>
              </table:table-cell>
              <table:table-cell office:value-type="float" office:value="17469.3257493171">
                <text:p>17469.32574931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00000">
                <text:p>2800000</text:p>
              </table:table-cell>
              <table:table-cell office:value-type="float" office:value="18141">
                <text:p>18141</text:p>
              </table:table-cell>
              <table:table-cell office:value-type="float" office:value="16776">
                <text:p>16776</text:p>
              </table:table-cell>
              <table:table-cell office:value-type="float" office:value="18217.8397270073">
                <text:p>18217.83972700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00000">
                <text:p>2900000</text:p>
              </table:table-cell>
              <table:table-cell office:value-type="float" office:value="18910">
                <text:p>18910</text:p>
              </table:table-cell>
              <table:table-cell office:value-type="float" office:value="17493">
                <text:p>17493</text:p>
              </table:table-cell>
              <table:table-cell office:value-type="float" office:value="18969.9144044714">
                <text:p>18969.91440447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00000">
                <text:p>3000000</text:p>
              </table:table-cell>
              <table:table-cell office:value-type="float" office:value="19655">
                <text:p>19655</text:p>
              </table:table-cell>
              <table:table-cell office:value-type="float" office:value="18192">
                <text:p>18192</text:p>
              </table:table-cell>
              <table:table-cell office:value-type="float" office:value="19725.4269493859">
                <text:p>19725.42694938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00000">
                <text:p>3100000</text:p>
              </table:table-cell>
              <table:table-cell office:value-type="float" office:value="20403">
                <text:p>20403</text:p>
              </table:table-cell>
              <table:table-cell office:value-type="float" office:value="18892">
                <text:p>18892</text:p>
              </table:table-cell>
              <table:table-cell office:value-type="float" office:value="20484.2627229634">
                <text:p>20484.26272296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0000">
                <text:p>3200000</text:p>
              </table:table-cell>
              <table:table-cell office:value-type="float" office:value="21168">
                <text:p>21168</text:p>
              </table:table-cell>
              <table:table-cell office:value-type="float" office:value="19605">
                <text:p>19605</text:p>
              </table:table-cell>
              <table:table-cell office:value-type="float" office:value="21246.3144864501">
                <text:p>21246.31448645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00000">
                <text:p>3300000</text:p>
              </table:table-cell>
              <table:table-cell office:value-type="float" office:value="21918">
                <text:p>21918</text:p>
              </table:table-cell>
              <table:table-cell office:value-type="float" office:value="20309">
                <text:p>20309</text:p>
              </table:table-cell>
              <table:table-cell office:value-type="float" office:value="22011.4817068979">
                <text:p>22011.48170689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00000">
                <text:p>3400000</text:p>
              </table:table-cell>
              <table:table-cell office:value-type="float" office:value="22722">
                <text:p>22722</text:p>
              </table:table-cell>
              <table:table-cell office:value-type="float" office:value="21063">
                <text:p>21063</text:p>
              </table:table-cell>
              <table:table-cell office:value-type="float" office:value="22779.6699471538">
                <text:p>22779.66994715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00000">
                <text:p>3500000</text:p>
              </table:table-cell>
              <table:table-cell office:value-type="float" office:value="23457">
                <text:p>23457</text:p>
              </table:table-cell>
              <table:table-cell office:value-type="float" office:value="21750">
                <text:p>21750</text:p>
              </table:table-cell>
              <table:table-cell office:value-type="float" office:value="23550.79032767">
                <text:p>23550.790327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00000">
                <text:p>3600000</text:p>
              </table:table-cell>
              <table:table-cell office:value-type="float" office:value="24196">
                <text:p>24196</text:p>
              </table:table-cell>
              <table:table-cell office:value-type="float" office:value="22441">
                <text:p>22441</text:p>
              </table:table-cell>
              <table:table-cell office:value-type="float" office:value="24324.7590498673">
                <text:p>24324.75904986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00000">
                <text:p>3700000</text:p>
              </table:table-cell>
              <table:table-cell office:value-type="float" office:value="24989">
                <text:p>24989</text:p>
              </table:table-cell>
              <table:table-cell office:value-type="float" office:value="23183">
                <text:p>23183</text:p>
              </table:table-cell>
              <table:table-cell office:value-type="float" office:value="25101.4969724923">
                <text:p>25101.49697249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00000">
                <text:p>3800000</text:p>
              </table:table-cell>
              <table:table-cell office:value-type="float" office:value="25742">
                <text:p>25742</text:p>
              </table:table-cell>
              <table:table-cell office:value-type="float" office:value="23889">
                <text:p>23889</text:p>
              </table:table-cell>
              <table:table-cell office:value-type="float" office:value="25880.9292338051">
                <text:p>25880.92923380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00000">
                <text:p>3900000</text:p>
              </table:table-cell>
              <table:table-cell office:value-type="float" office:value="26529">
                <text:p>26529</text:p>
              </table:table-cell>
              <table:table-cell office:value-type="float" office:value="24625">
                <text:p>24625</text:p>
              </table:table-cell>
              <table:table-cell office:value-type="float" office:value="26662.98491356">
                <text:p>26662.984913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00000">
                <text:p>4000000</text:p>
              </table:table-cell>
              <table:table-cell office:value-type="float" office:value="27286">
                <text:p>27286</text:p>
              </table:table-cell>
              <table:table-cell office:value-type="float" office:value="25334">
                <text:p>25334</text:p>
              </table:table-cell>
              <table:table-cell office:value-type="float" office:value="27447.5967296752">
                <text:p>27447.59672967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100000">
                <text:p>4100000</text:p>
              </table:table-cell>
              <table:table-cell office:value-type="float" office:value="28037">
                <text:p>28037</text:p>
              </table:table-cell>
              <table:table-cell office:value-type="float" office:value="26038">
                <text:p>26038</text:p>
              </table:table-cell>
              <table:table-cell office:value-type="float" office:value="28234.7007652524">
                <text:p>28234.70076525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00000">
                <text:p>4200000</text:p>
              </table:table-cell>
              <table:table-cell office:value-type="float" office:value="28850">
                <text:p>28850</text:p>
              </table:table-cell>
              <table:table-cell office:value-type="float" office:value="26801">
                <text:p>26801</text:p>
              </table:table-cell>
              <table:table-cell office:value-type="float" office:value="29024.2362222423">
                <text:p>29024.23622224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00000">
                <text:p>4300000</text:p>
              </table:table-cell>
              <table:table-cell office:value-type="float" office:value="29638">
                <text:p>29638</text:p>
              </table:table-cell>
              <table:table-cell office:value-type="float" office:value="27540">
                <text:p>27540</text:p>
              </table:table-cell>
              <table:table-cell office:value-type="float" office:value="29816.1451985819">
                <text:p>29816.14519858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00000">
                <text:p>4400000</text:p>
              </table:table-cell>
              <table:table-cell office:value-type="float" office:value="30467">
                <text:p>30467</text:p>
              </table:table-cell>
              <table:table-cell office:value-type="float" office:value="28319">
                <text:p>28319</text:p>
              </table:table-cell>
              <table:table-cell office:value-type="float" office:value="30610.3724860739">
                <text:p>30610.37248607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00000">
                <text:p>4500000</text:p>
              </table:table-cell>
              <table:table-cell office:value-type="float" office:value="31265">
                <text:p>31265</text:p>
              </table:table-cell>
              <table:table-cell office:value-type="float" office:value="29070">
                <text:p>29070</text:p>
              </table:table-cell>
              <table:table-cell office:value-type="float" office:value="31406.8653866482">
                <text:p>31406.86538664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600000">
                <text:p>4600000</text:p>
              </table:table-cell>
              <table:table-cell office:value-type="float" office:value="32102">
                <text:p>32102</text:p>
              </table:table-cell>
              <table:table-cell office:value-type="float" office:value="29856">
                <text:p>29856</text:p>
              </table:table-cell>
              <table:table-cell office:value-type="float" office:value="32205.573544963">
                <text:p>32205.5735449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700000">
                <text:p>4700000</text:p>
              </table:table-cell>
              <table:table-cell office:value-type="float" office:value="32904">
                <text:p>32904</text:p>
              </table:table-cell>
              <table:table-cell office:value-type="float" office:value="30609">
                <text:p>30609</text:p>
              </table:table-cell>
              <table:table-cell office:value-type="float" office:value="33006.4487955684">
                <text:p>33006.44879556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800000">
                <text:p>4800000</text:p>
              </table:table-cell>
              <table:table-cell office:value-type="float" office:value="33710">
                <text:p>33710</text:p>
              </table:table-cell>
              <table:table-cell office:value-type="float" office:value="31369">
                <text:p>31369</text:p>
              </table:table-cell>
              <table:table-cell office:value-type="float" office:value="33809.4450230825">
                <text:p>33809.44502308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00000">
                <text:p>4900000</text:p>
              </table:table-cell>
              <table:table-cell office:value-type="float" office:value="34560">
                <text:p>34560</text:p>
              </table:table-cell>
              <table:table-cell office:value-type="float" office:value="32169">
                <text:p>32169</text:p>
              </table:table-cell>
              <table:table-cell office:value-type="float" office:value="34614.5180340236">
                <text:p>34614.51803402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00000">
                <text:p>5000000</text:p>
              </table:table-cell>
              <table:table-cell office:value-type="float" office:value="35370">
                <text:p>35370</text:p>
              </table:table-cell>
              <table:table-cell office:value-type="float" office:value="32931">
                <text:p>32931</text:p>
              </table:table-cell>
              <table:table-cell office:value-type="float" office:value="35421.6254391097">
                <text:p>35421.62543910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100000">
                <text:p>5100000</text:p>
              </table:table-cell>
              <table:table-cell office:value-type="float" office:value="36199">
                <text:p>36199</text:p>
              </table:table-cell>
              <table:table-cell office:value-type="float" office:value="33710">
                <text:p>33710</text:p>
              </table:table-cell>
              <table:table-cell office:value-type="float" office:value="36230.7265449759">
                <text:p>36230.72654497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200000">
                <text:p>5200000</text:p>
              </table:table-cell>
              <table:table-cell office:value-type="float" office:value="37013">
                <text:p>37013</text:p>
              </table:table-cell>
              <table:table-cell office:value-type="float" office:value="34476">
                <text:p>34476</text:p>
              </table:table-cell>
              <table:table-cell office:value-type="float" office:value="37041.7822543888">
                <text:p>37041.78225438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300000">
                <text:p>5300000</text:p>
              </table:table-cell>
              <table:table-cell office:value-type="float" office:value="37826">
                <text:p>37826</text:p>
              </table:table-cell>
              <table:table-cell office:value-type="float" office:value="35241">
                <text:p>35241</text:p>
              </table:table-cell>
              <table:table-cell office:value-type="float" office:value="37854.7549741385">
                <text:p>37854.75497413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400000">
                <text:p>5400000</text:p>
              </table:table-cell>
              <table:table-cell office:value-type="float" office:value="38664">
                <text:p>38664</text:p>
              </table:table-cell>
              <table:table-cell office:value-type="float" office:value="36027">
                <text:p>36027</text:p>
              </table:table-cell>
              <table:table-cell office:value-type="float" office:value="38669.6085298842">
                <text:p>38669.60852988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500000">
                <text:p>5500000</text:p>
              </table:table-cell>
              <table:table-cell office:value-type="float" office:value="39480">
                <text:p>39480</text:p>
              </table:table-cell>
              <table:table-cell office:value-type="float" office:value="36797">
                <text:p>36797</text:p>
              </table:table-cell>
              <table:table-cell office:value-type="float" office:value="39486.3080873096">
                <text:p>39486.30808730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00000">
                <text:p>5600000</text:p>
              </table:table-cell>
              <table:table-cell office:value-type="float" office:value="40331">
                <text:p>40331</text:p>
              </table:table-cell>
              <table:table-cell office:value-type="float" office:value="37597">
                <text:p>37597</text:p>
              </table:table-cell>
              <table:table-cell office:value-type="float" office:value="40304.8200790145">
                <text:p>40304.82007901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00000">
                <text:p>5700000</text:p>
              </table:table-cell>
              <table:table-cell office:value-type="float" office:value="41146">
                <text:p>41146</text:p>
              </table:table-cell>
              <table:table-cell office:value-type="float" office:value="38364">
                <text:p>38364</text:p>
              </table:table-cell>
              <table:table-cell office:value-type="float" office:value="41125.1121366288">
                <text:p>41125.11213662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800000">
                <text:p>5800000</text:p>
              </table:table-cell>
              <table:table-cell office:value-type="float" office:value="41990">
                <text:p>41990</text:p>
              </table:table-cell>
              <table:table-cell office:value-type="float" office:value="39158">
                <text:p>39158</text:p>
              </table:table-cell>
              <table:table-cell office:value-type="float" office:value="41947.1530276928">
                <text:p>41947.15302769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00000">
                <text:p>5900000</text:p>
              </table:table-cell>
              <table:table-cell office:value-type="float" office:value="42802">
                <text:p>42802</text:p>
              </table:table-cell>
              <table:table-cell office:value-type="float" office:value="39923">
                <text:p>39923</text:p>
              </table:table-cell>
              <table:table-cell office:value-type="float" office:value="42770.9125968912">
                <text:p>42770.91259689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000000">
                <text:p>6000000</text:p>
              </table:table-cell>
              <table:table-cell office:value-type="float" office:value="43632">
                <text:p>43632</text:p>
              </table:table-cell>
              <table:table-cell office:value-type="float" office:value="40705">
                <text:p>40705</text:p>
              </table:table-cell>
              <table:table-cell office:value-type="float" office:value="43596.3617112719">
                <text:p>43596.36171127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100000">
                <text:p>6100000</text:p>
              </table:table-cell>
              <table:table-cell office:value-type="float" office:value="44473">
                <text:p>44473</text:p>
              </table:table-cell>
              <table:table-cell office:value-type="float" office:value="41495">
                <text:p>41495</text:p>
              </table:table-cell>
              <table:table-cell office:value-type="float" office:value="44423.4722091188">
                <text:p>44423.47220911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200000">
                <text:p>6200000</text:p>
              </table:table-cell>
              <table:table-cell office:value-type="float" office:value="45287">
                <text:p>45287</text:p>
              </table:table-cell>
              <table:table-cell office:value-type="float" office:value="42262">
                <text:p>42262</text:p>
              </table:table-cell>
              <table:table-cell office:value-type="float" office:value="45252.2168521769">
                <text:p>45252.21685217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300000">
                <text:p>6300000</text:p>
              </table:table-cell>
              <table:table-cell office:value-type="float" office:value="46138">
                <text:p>46138</text:p>
              </table:table-cell>
              <table:table-cell office:value-type="float" office:value="43063">
                <text:p>43063</text:p>
              </table:table-cell>
              <table:table-cell office:value-type="float" office:value="46082.5692809604">
                <text:p>46082.56928096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400000">
                <text:p>6400000</text:p>
              </table:table-cell>
              <table:table-cell office:value-type="float" office:value="46979">
                <text:p>46979</text:p>
              </table:table-cell>
              <table:table-cell office:value-type="float" office:value="43855">
                <text:p>43855</text:p>
              </table:table-cell>
              <table:table-cell office:value-type="float" office:value="46914.5039729003">
                <text:p>46914.50397290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500000">
                <text:p>6500000</text:p>
              </table:table-cell>
              <table:table-cell office:value-type="float" office:value="47775">
                <text:p>47775</text:p>
              </table:table-cell>
              <table:table-cell office:value-type="float" office:value="44604">
                <text:p>44604</text:p>
              </table:table-cell>
              <table:table-cell office:value-type="float" office:value="47747.9962031063">
                <text:p>47747.99620310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600000">
                <text:p>6600000</text:p>
              </table:table-cell>
              <table:table-cell office:value-type="float" office:value="48619">
                <text:p>48619</text:p>
              </table:table-cell>
              <table:table-cell office:value-type="float" office:value="45397">
                <text:p>45397</text:p>
              </table:table-cell>
              <table:table-cell office:value-type="float" office:value="48583.0220075459">
                <text:p>48583.02200754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700000">
                <text:p>6700000</text:p>
              </table:table-cell>
              <table:table-cell office:value-type="float" office:value="49447">
                <text:p>49447</text:p>
              </table:table-cell>
              <table:table-cell office:value-type="float" office:value="46178">
                <text:p>46178</text:p>
              </table:table-cell>
              <table:table-cell office:value-type="float" office:value="49419.5581484537">
                <text:p>49419.55814845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800000">
                <text:p>6800000</text:p>
              </table:table-cell>
              <table:table-cell office:value-type="float" office:value="50321">
                <text:p>50321</text:p>
              </table:table-cell>
              <table:table-cell office:value-type="float" office:value="47001">
                <text:p>47001</text:p>
              </table:table-cell>
              <table:table-cell office:value-type="float" office:value="50257.5820818075">
                <text:p>50257.58208180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900000">
                <text:p>6900000</text:p>
              </table:table-cell>
              <table:table-cell office:value-type="float" office:value="51145">
                <text:p>51145</text:p>
              </table:table-cell>
              <table:table-cell office:value-type="float" office:value="47778">
                <text:p>47778</text:p>
              </table:table-cell>
              <table:table-cell office:value-type="float" office:value="51097.0719267175">
                <text:p>51097.07192671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000000">
                <text:p>7000000</text:p>
              </table:table-cell>
              <table:table-cell office:value-type="float" office:value="51971">
                <text:p>51971</text:p>
              </table:table-cell>
              <table:table-cell office:value-type="float" office:value="48556">
                <text:p>48556</text:p>
              </table:table-cell>
              <table:table-cell office:value-type="float" office:value="51938.0064365901">
                <text:p>51938.00643659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100000">
                <text:p>7100000</text:p>
              </table:table-cell>
              <table:table-cell office:value-type="float" office:value="52819">
                <text:p>52819</text:p>
              </table:table-cell>
              <table:table-cell office:value-type="float" office:value="49352">
                <text:p>49352</text:p>
              </table:table-cell>
              <table:table-cell office:value-type="float" office:value="52780.3649719401">
                <text:p>52780.36497194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200000">
                <text:p>7200000</text:p>
              </table:table-cell>
              <table:table-cell office:value-type="float" office:value="53648">
                <text:p>53648</text:p>
              </table:table-cell>
              <table:table-cell office:value-type="float" office:value="50135">
                <text:p>50135</text:p>
              </table:table-cell>
              <table:table-cell office:value-type="float" office:value="53624.1274747346">
                <text:p>53624.12747473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300000">
                <text:p>7300000</text:p>
              </table:table-cell>
              <table:table-cell office:value-type="float" office:value="54494">
                <text:p>54494</text:p>
              </table:table-cell>
              <table:table-cell office:value-type="float" office:value="50930">
                <text:p>50930</text:p>
              </table:table-cell>
              <table:table-cell office:value-type="float" office:value="54469.2744441632">
                <text:p>54469.27444416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400000">
                <text:p>7400000</text:p>
              </table:table-cell>
              <table:table-cell office:value-type="float" office:value="55324">
                <text:p>55324</text:p>
              </table:table-cell>
              <table:table-cell office:value-type="float" office:value="51712">
                <text:p>51712</text:p>
              </table:table-cell>
              <table:table-cell office:value-type="float" office:value="55315.7869137347">
                <text:p>55315.78691373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500000">
                <text:p>7500000</text:p>
              </table:table-cell>
              <table:table-cell office:value-type="float" office:value="56149">
                <text:p>56149</text:p>
              </table:table-cell>
              <table:table-cell office:value-type="float" office:value="52486">
                <text:p>52486</text:p>
              </table:table-cell>
              <table:table-cell office:value-type="float" office:value="56163.6464296134">
                <text:p>56163.64642961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600000">
                <text:p>7600000</text:p>
              </table:table-cell>
              <table:table-cell office:value-type="float" office:value="56955">
                <text:p>56955</text:p>
              </table:table-cell>
              <table:table-cell office:value-type="float" office:value="53245">
                <text:p>53245</text:p>
              </table:table-cell>
              <table:table-cell office:value-type="float" office:value="57012.8350301103">
                <text:p>57012.83503011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700000">
                <text:p>7700000</text:p>
              </table:table-cell>
              <table:table-cell office:value-type="float" office:value="57794">
                <text:p>57794</text:p>
              </table:table-cell>
              <table:table-cell office:value-type="float" office:value="54036">
                <text:p>54036</text:p>
              </table:table-cell>
              <table:table-cell office:value-type="float" office:value="57863.3352262537">
                <text:p>57863.33522625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800000">
                <text:p>7800000</text:p>
              </table:table-cell>
              <table:table-cell office:value-type="float" office:value="58658">
                <text:p>58658</text:p>
              </table:table-cell>
              <table:table-cell office:value-type="float" office:value="54848">
                <text:p>54848</text:p>
              </table:table-cell>
              <table:table-cell office:value-type="float" office:value="58715.12998337">
                <text:p>58715.129983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900000">
                <text:p>7900000</text:p>
              </table:table-cell>
              <table:table-cell office:value-type="float" office:value="59470">
                <text:p>59470</text:p>
              </table:table-cell>
              <table:table-cell office:value-type="float" office:value="55615">
                <text:p>55615</text:p>
              </table:table-cell>
              <table:table-cell office:value-type="float" office:value="59568.2027036082">
                <text:p>59568.20270360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000000">
                <text:p>8000000</text:p>
              </table:table-cell>
              <table:table-cell office:value-type="float" office:value="60338">
                <text:p>60338</text:p>
              </table:table-cell>
              <table:table-cell office:value-type="float" office:value="56430">
                <text:p>56430</text:p>
              </table:table-cell>
              <table:table-cell office:value-type="float" office:value="60422.5372093504">
                <text:p>60422.53720935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100000">
                <text:p>8100000</text:p>
              </table:table-cell>
              <table:table-cell office:value-type="float" office:value="61158">
                <text:p>61158</text:p>
              </table:table-cell>
              <table:table-cell office:value-type="float" office:value="57202">
                <text:p>57202</text:p>
              </table:table-cell>
              <table:table-cell office:value-type="float" office:value="61278.117727451">
                <text:p>61278.1177274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200000">
                <text:p>8200000</text:p>
              </table:table-cell>
              <table:table-cell office:value-type="float" office:value="62007">
                <text:p>62007</text:p>
              </table:table-cell>
              <table:table-cell office:value-type="float" office:value="58006">
                <text:p>58006</text:p>
              </table:table-cell>
              <table:table-cell office:value-type="float" office:value="62134.9288742549">
                <text:p>62134.92887425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300000">
                <text:p>8300000</text:p>
              </table:table-cell>
              <table:table-cell office:value-type="float" office:value="62851">
                <text:p>62851</text:p>
              </table:table-cell>
              <table:table-cell office:value-type="float" office:value="58799">
                <text:p>58799</text:p>
              </table:table-cell>
              <table:table-cell office:value-type="float" office:value="62992.9556413462">
                <text:p>62992.95564134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400000">
                <text:p>8400000</text:p>
              </table:table-cell>
              <table:table-cell office:value-type="float" office:value="63682">
                <text:p>63682</text:p>
              </table:table-cell>
              <table:table-cell office:value-type="float" office:value="59581">
                <text:p>59581</text:p>
              </table:table-cell>
              <table:table-cell office:value-type="float" office:value="63852.1833819845">
                <text:p>63852.18338198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500000">
                <text:p>8500000</text:p>
              </table:table-cell>
              <table:table-cell office:value-type="float" office:value="64630">
                <text:p>64630</text:p>
              </table:table-cell>
              <table:table-cell office:value-type="float" office:value="60480">
                <text:p>60480</text:p>
              </table:table-cell>
              <table:table-cell office:value-type="float" office:value="64712.597798186">
                <text:p>64712.5977981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600000">
                <text:p>8600000</text:p>
              </table:table-cell>
              <table:table-cell office:value-type="float" office:value="65454">
                <text:p>65454</text:p>
              </table:table-cell>
              <table:table-cell office:value-type="float" office:value="61257">
                <text:p>61257</text:p>
              </table:table-cell>
              <table:table-cell office:value-type="float" office:value="65574.1849284138">
                <text:p>65574.18492841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700000">
                <text:p>8700000</text:p>
              </table:table-cell>
              <table:table-cell office:value-type="float" office:value="66366">
                <text:p>66366</text:p>
              </table:table-cell>
              <table:table-cell office:value-type="float" office:value="62118">
                <text:p>62118</text:p>
              </table:table-cell>
              <table:table-cell office:value-type="float" office:value="66436.9311358399">
                <text:p>66436.93113583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800000">
                <text:p>8800000</text:p>
              </table:table-cell>
              <table:table-cell office:value-type="float" office:value="67195">
                <text:p>67195</text:p>
              </table:table-cell>
              <table:table-cell office:value-type="float" office:value="62900">
                <text:p>62900</text:p>
              </table:table-cell>
              <table:table-cell office:value-type="float" office:value="67300.8230971479">
                <text:p>67300.82309714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900000">
                <text:p>8900000</text:p>
              </table:table-cell>
              <table:table-cell office:value-type="float" office:value="68103">
                <text:p>68103</text:p>
              </table:table-cell>
              <table:table-cell office:value-type="float" office:value="63760">
                <text:p>63760</text:p>
              </table:table-cell>
              <table:table-cell office:value-type="float" office:value="68165.8477918434">
                <text:p>68165.84779184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000000">
                <text:p>9000000</text:p>
              </table:table-cell>
              <table:table-cell office:value-type="float" office:value="69013">
                <text:p>69013</text:p>
              </table:table-cell>
              <table:table-cell office:value-type="float" office:value="64615">
                <text:p>64615</text:p>
              </table:table-cell>
              <table:table-cell office:value-type="float" office:value="69031.9924920465">
                <text:p>69031.99249204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100000">
                <text:p>9100000</text:p>
              </table:table-cell>
              <table:table-cell office:value-type="float" office:value="69886">
                <text:p>69886</text:p>
              </table:table-cell>
              <table:table-cell office:value-type="float" office:value="65442">
                <text:p>65442</text:p>
              </table:table-cell>
              <table:table-cell office:value-type="float" office:value="69899.2447527364">
                <text:p>69899.24475273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200000">
                <text:p>9200000</text:p>
              </table:table-cell>
              <table:table-cell office:value-type="float" office:value="70792">
                <text:p>70792</text:p>
              </table:table-cell>
              <table:table-cell office:value-type="float" office:value="66297">
                <text:p>66297</text:p>
              </table:table-cell>
              <table:table-cell office:value-type="float" office:value="70767.5924024261">
                <text:p>70767.59240242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300000">
                <text:p>9300000</text:p>
              </table:table-cell>
              <table:table-cell office:value-type="float" office:value="71682">
                <text:p>71682</text:p>
              </table:table-cell>
              <table:table-cell office:value-type="float" office:value="67142">
                <text:p>67142</text:p>
              </table:table-cell>
              <table:table-cell office:value-type="float" office:value="71637.0235342419">
                <text:p>71637.02353424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400000">
                <text:p>9400000</text:p>
              </table:table-cell>
              <table:table-cell office:value-type="float" office:value="72539">
                <text:p>72539</text:p>
              </table:table-cell>
              <table:table-cell office:value-type="float" office:value="67951">
                <text:p>67951</text:p>
              </table:table-cell>
              <table:table-cell office:value-type="float" office:value="72507.5264973869">
                <text:p>72507.52649738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500000">
                <text:p>9500000</text:p>
              </table:table-cell>
              <table:table-cell office:value-type="float" office:value="73450">
                <text:p>73450</text:p>
              </table:table-cell>
              <table:table-cell office:value-type="float" office:value="68813">
                <text:p>68813</text:p>
              </table:table-cell>
              <table:table-cell office:value-type="float" office:value="73379.0898889676">
                <text:p>73379.08988896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600000">
                <text:p>9600000</text:p>
              </table:table-cell>
              <table:table-cell office:value-type="float" office:value="74339">
                <text:p>74339</text:p>
              </table:table-cell>
              <table:table-cell office:value-type="float" office:value="69654">
                <text:p>69654</text:p>
              </table:table-cell>
              <table:table-cell office:value-type="float" office:value="74251.702546165">
                <text:p>74251.7025461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700000">
                <text:p>9700000</text:p>
              </table:table-cell>
              <table:table-cell office:value-type="float" office:value="75241">
                <text:p>75241</text:p>
              </table:table-cell>
              <table:table-cell office:value-type="float" office:value="70505">
                <text:p>70505</text:p>
              </table:table-cell>
              <table:table-cell office:value-type="float" office:value="75125.3535387314">
                <text:p>75125.35353873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800000">
                <text:p>9800000</text:p>
              </table:table-cell>
              <table:table-cell office:value-type="float" office:value="76091">
                <text:p>76091</text:p>
              </table:table-cell>
              <table:table-cell office:value-type="float" office:value="71307">
                <text:p>71307</text:p>
              </table:table-cell>
              <table:table-cell office:value-type="float" office:value="76000.0321617973">
                <text:p>76000.03216179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900000">
                <text:p>9900000</text:p>
              </table:table-cell>
              <table:table-cell office:value-type="float" office:value="76986">
                <text:p>76986</text:p>
              </table:table-cell>
              <table:table-cell office:value-type="float" office:value="72155">
                <text:p>72155</text:p>
              </table:table-cell>
              <table:table-cell office:value-type="float" office:value="76875.7279289713">
                <text:p>76875.72792897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000000">
                <text:p>10000000</text:p>
              </table:table-cell>
              <table:table-cell office:value-type="float" office:value="77915">
                <text:p>77915</text:p>
              </table:table-cell>
              <table:table-cell office:value-type="float" office:value="73034">
                <text:p>73034</text:p>
              </table:table-cell>
              <table:table-cell office:value-type="float" office:value="77752.4305657193">
                <text:p>77752.43056571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